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style:text-autospace="none"/>
      <style:text-properties fo:color="#0000ff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style:text-autospace="none"/>
      <style:text-properties style:font-name="Georgia" fo:font-size="8pt" fo:language="en" fo:country="AU" style:font-size-asian="8pt" style:language-asian="en" style:country-asian="AU" style:font-name-complex="Georgia" style:font-size-complex="8pt"/>
    </style:style>
    <style:style style:name="P4" style:family="paragraph" style:parent-style-name="Standard">
      <style:paragraph-properties style:text-autospace="none"/>
      <style:text-properties fo:color="#ff0000" fo:font-size="8pt" fo:language="en" fo:country="AU" style:font-size-asian="8pt" style:language-asian="en" style:country-asian="AU" style:font-size-complex="8pt"/>
    </style:style>
    <style:style style:name="P5" style:family="paragraph" style:parent-style-name="Standard">
      <style:paragraph-properties style:text-autospace="none"/>
      <style:text-properties fo:color="#ff0000" fo:font-size="8pt" style:font-size-asian="8pt" style:font-size-complex="8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8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9" style:family="paragraph" style:parent-style-name="Standard">
      <style:paragraph-properties style:text-autospace="none"/>
      <style:text-properties fo:font-size="8pt" fo:language="en" fo:country="AU" style:font-size-asian="8pt" style:language-asian="en" style:country-asian="AU" style:font-size-complex="8pt"/>
    </style:style>
    <style:style style:name="P10" style:family="paragraph" style:parent-style-name="Standard">
      <style:paragraph-properties style:text-autospace="none"/>
      <style:text-properties fo:font-size="8pt" fo:language="en" fo:country="AU" fo:font-weight="bold" style:font-size-asian="8pt" style:language-asian="en" style:country-asian="AU" style:font-weight-asian="bold" style:font-size-complex="8pt"/>
    </style:style>
    <style:style style:name="P11" style:family="paragraph" style:parent-style-name="Standard">
      <style:paragraph-properties style:text-autospace="none"/>
      <style:text-properties fo:font-size="8pt" fo:language="en" fo:country="AU" fo:font-weight="bold" fo:background-color="#c0c0c0" style:font-size-asian="8pt" style:language-asian="en" style:country-asian="AU" style:font-weight-asian="bold" style:font-size-complex="8pt"/>
    </style:style>
    <style:style style:name="P12" style:family="paragraph" style:parent-style-name="Standard"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text-properties fo:font-size="8pt" fo:font-weight="bold" fo:background-color="#c0c0c0" style:font-size-asian="8pt" style:font-weight-asian="bold" style:font-size-complex="8pt"/>
    </style:style>
    <style:style style:name="P15" style:family="paragraph" style:parent-style-name="Standard">
      <style:paragraph-properties style:text-autospace="none"/>
      <style:text-properties fo:font-size="8pt" fo:font-weight="bold" fo:background-color="#c0c0c0" style:font-size-asian="8pt" style:font-weight-asian="bold" style:font-size-complex="8pt"/>
    </style:style>
    <style:style style:name="P16" style:family="paragraph" style:parent-style-name="Standard">
      <style:text-properties fo:font-size="8pt" fo:font-weight="bold" fo:background-color="#c0c0c0" style:font-size-asian="8pt" style:font-weight-asian="bold" style:font-size-complex="8pt" style:font-weight-complex="bold"/>
    </style:style>
    <style:style style:name="P17" style:family="paragraph" style:parent-style-name="Standard">
      <style:paragraph-properties style:text-autospace="none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8" style:family="paragraph" style:parent-style-name="Standard">
      <style:paragraph-properties fo:text-align="center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19" style:family="paragraph" style:parent-style-name="Standard">
      <style:paragraph-properties fo:margin-left="2in" fo:margin-right="0in" fo:text-indent="0.5in" style:auto-text-indent="false" style:text-autospace="none"/>
      <style:text-properties fo:color="#0000ff" fo:font-size="8pt" fo:language="en" fo:country="AU" fo:font-style="italic" style:font-size-asian="8pt" style:language-asian="en" style:country-asian="AU" style:font-style-asian="italic" style:font-size-complex="8pt"/>
    </style:style>
    <style:style style:name="P20" style:family="paragraph" style:parent-style-name="Standard">
      <style:paragraph-properties fo:margin-left="2in" fo:margin-right="0in" fo:text-indent="0.5in" style:auto-text-indent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2in" fo:margin-right="0in" fo:text-indent="0.5in" style:auto-text-indent="false" style:text-autospace="none"/>
      <style:text-properties fo:font-size="8pt" style:font-size-asian="8pt" style:font-size-complex="8pt"/>
    </style:style>
    <style:style style:name="P22" style:family="paragraph" style:parent-style-name="Standard">
      <style:paragraph-properties fo:margin-left="2in" fo:margin-right="0in" fo:text-indent="0.5in" style:auto-text-indent="false"/>
      <style:text-properties fo:font-size="8pt" fo:language="en" fo:country="AU" style:font-size-asian="8pt" style:language-asian="en" style:country-asian="AU" style:font-size-complex="8pt"/>
    </style:style>
    <style:style style:name="P23" style:family="paragraph" style:parent-style-name="Standard">
      <style:paragraph-properties fo:margin-left="2in" fo:margin-right="0in" fo:text-indent="0.5in" style:auto-text-indent="false" style:text-autospace="none"/>
      <style:text-properties fo:font-size="8pt" fo:language="en" fo:country="AU" style:font-size-asian="8pt" style:language-asian="en" style:country-asian="AU" style:font-size-complex="8pt"/>
    </style:style>
    <style:style style:name="P24" style:family="paragraph" style:parent-style-name="Standard">
      <style:paragraph-properties fo:margin-left="2in" fo:margin-right="0in" fo:text-indent="0.5in" style:auto-text-indent="false" style:text-autospace="none"/>
      <style:text-properties fo:font-size="8pt" fo:language="en" fo:country="AU" fo:font-weight="bold" style:font-size-asian="8pt" style:language-asian="en" style:country-asian="AU" style:font-weight-asian="bold" style:font-size-complex="8pt"/>
    </style:style>
    <style:style style:name="P25" style:family="paragraph" style:parent-style-name="Standard">
      <style:paragraph-properties fo:margin-left="2in" fo:margin-right="0in" fo:text-indent="0.5in" style:auto-text-indent="false" style:text-autospace="none"/>
      <style:text-properties fo:font-size="8pt" fo:font-weight="bold" fo:background-color="#c0c0c0" style:font-size-asian="8pt" style:font-weight-asian="bold" style:font-size-complex="8pt"/>
    </style:style>
    <style:style style:name="P26" style:family="paragraph" style:parent-style-name="Standard">
      <style:paragraph-properties fo:margin-left="2in" fo:margin-right="0in" fo:text-indent="0.5in" style:auto-text-indent="false"/>
      <style:text-properties fo:font-size="8pt" fo:font-weight="bold" style:font-size-asian="8pt" style:font-weight-asian="bold" style:font-size-complex="8pt"/>
    </style:style>
    <style:style style:name="P27" style:family="paragraph" style:parent-style-name="Standard">
      <style:paragraph-properties fo:margin-left="2in" fo:margin-right="0in" fo:text-indent="0.5in" style:auto-text-indent="false" style:text-autospace="none"/>
      <style:text-properties fo:font-size="8pt" fo:font-weight="bold" style:font-size-asian="8pt" style:font-weight-asian="bold" style:font-size-complex="8pt"/>
    </style:style>
    <style:style style:name="P28" style:family="paragraph" style:parent-style-name="Standard">
      <style:paragraph-properties fo:margin-left="2in" fo:margin-right="0in" fo:text-indent="0.5in" style:auto-text-indent="false" fo:break-before="page" style:text-autospace="none"/>
      <style:text-properties fo:font-size="8pt" fo:language="en" fo:country="AU" style:font-size-asian="8pt" style:language-asian="en" style:country-asian="AU" style:font-size-complex="8pt"/>
    </style:style>
    <style:style style:name="P29" style:family="paragraph" style:parent-style-name="Standard">
      <style:paragraph-properties fo:margin-left="2.5in" fo:margin-right="0in" fo:text-indent="0in" style:auto-text-indent="false" style:text-autospace="none"/>
      <style:text-properties fo:font-size="8pt" style:font-size-asian="8pt" style:font-size-complex="8pt"/>
    </style:style>
    <style:style style:name="P30" style:family="paragraph" style:parent-style-name="Standard">
      <style:paragraph-properties fo:margin-left="2.5in" fo:margin-right="0in" fo:text-indent="0in" style:auto-text-indent="false" style:text-autospace="none"/>
      <style:text-properties fo:font-size="8pt" fo:language="en" fo:country="AU" style:font-size-asian="8pt" style:language-asian="en" style:country-asian="AU" style:font-size-complex="8pt"/>
    </style:style>
    <style:style style:name="P31" style:family="paragraph" style:parent-style-name="Standard">
      <style:paragraph-properties fo:margin-left="0.5in" fo:margin-right="0in" fo:text-indent="0.5in" style:auto-text-indent="false" style:text-autospace="none"/>
      <style:text-properties fo:font-size="8pt" style:font-size-asian="8pt" style:font-size-complex="8pt"/>
    </style:style>
    <style:style style:name="P32" style:family="paragraph" style:parent-style-name="Standard">
      <style:paragraph-properties fo:margin-left="0.5in" fo:margin-right="0in" fo:text-indent="0.5in" style:auto-text-indent="false" style:text-autospace="none"/>
      <style:text-properties fo:font-size="8pt" fo:language="en" fo:country="AU" style:font-size-asian="8pt" style:language-asian="en" style:country-asian="AU" style:font-size-complex="8pt"/>
    </style:style>
    <style:style style:name="P33" style:family="paragraph" style:parent-style-name="Standard">
      <style:paragraph-properties fo:margin-left="1in" fo:margin-right="0in" fo:text-indent="0in" style:auto-text-indent="false" style:text-autospace="none"/>
      <style:text-properties fo:font-size="8pt" fo:language="en" fo:country="AU" style:font-size-asian="8pt" style:language-asian="en" style:country-asian="AU" style:font-size-complex="8pt"/>
    </style:style>
    <style:style style:name="P34" style:family="paragraph" style:parent-style-name="Standard">
      <style:paragraph-properties fo:margin-left="0in" fo:margin-right="0.198in" fo:text-indent="0in" style:auto-text-indent="false" style:text-autospace="none"/>
      <style:text-properties fo:font-size="8pt" style:font-size-asian="8pt" style:font-size-complex="8pt"/>
    </style:style>
    <style:style style:name="P35" style:family="paragraph" style:parent-style-name="Standard">
      <style:paragraph-properties fo:margin-left="0in" fo:margin-right="0.198in" fo:text-indent="0in" style:auto-text-indent="false" style:text-autospace="none"/>
      <style:text-properties fo:font-size="8pt" fo:language="en" fo:country="AU" style:font-size-asian="8pt" style:language-asian="en" style:country-asian="AU" style:font-size-complex="8pt"/>
    </style:style>
    <style:style style:name="P36" style:family="paragraph" style:parent-style-name="HTML_20_Preformatted"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c0c0c0" style:font-weight-asian="bold"/>
    </style:style>
    <style:style style:name="T3" style:family="text">
      <style:text-properties fo:font-weight="bold" fo:background-color="#c0c0c0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language="en" fo:country="AU" style:language-asian="en" style:country-asian="AU"/>
    </style:style>
    <style:style style:name="T7" style:family="text">
      <style:text-properties fo:language="en" fo:country="AU" fo:font-weight="bold" style:language-asian="en" style:country-asian="AU" style:font-weight-asian="bold"/>
    </style:style>
    <style:style style:name="T8" style:family="text">
      <style:text-properties fo:language="en" fo:country="AU" fo:font-weight="bold" fo:background-color="#c0c0c0" style:language-asian="en" style:country-asian="AU" style:font-weight-asian="bold"/>
    </style:style>
    <style:style style:name="T9" style:family="text">
      <style:text-properties fo:language="en" fo:country="AU" style:text-underline-style="solid" style:text-underline-width="auto" style:text-underline-color="font-color" fo:font-weight="bold" style:language-asian="en" style:country-asian="AU" style:font-weight-asian="bold"/>
    </style:style>
    <style:style style:name="T10" style:family="text">
      <style:text-properties fo:language="en" fo:country="AU" style:text-underline-style="solid" style:text-underline-width="auto" style:text-underline-color="font-color" style:language-asian="en" style:country-asian="AU"/>
    </style:style>
    <style:style style:name="T11" style:family="text">
      <style:text-properties fo:color="#0000ff" style:text-position="super 58%" fo:language="en" fo:country="AU" fo:font-style="italic" style:language-asian="en" style:country-asian="AU" style:font-style-asian="italic"/>
    </style:style>
    <style:style style:name="T12" style:family="text">
      <style:text-properties fo:color="#0000ff" style:text-position="super 58%" fo:font-style="italic" style:font-style-asian="italic"/>
    </style:style>
    <style:style style:name="T13" style:family="text">
      <style:text-properties fo:color="#0000ff" fo:language="en" fo:country="AU" fo:font-style="italic" style:language-asian="en" style:country-asian="AU" style:font-style-asian="italic"/>
    </style:style>
    <style:style style:name="T14" style:family="text">
      <style:text-properties fo:color="#0000ff" fo:language="en" fo:country="AU" fo:font-style="italic" fo:font-weight="bold" style:language-asian="en" style:country-asian="AU" style:font-style-asian="italic" style:font-weight-asian="bold"/>
    </style:style>
    <style:style style:name="T15" style:family="text">
      <style:text-properties fo:color="#0000ff" fo:language="en" fo:country="AU" fo:font-weight="bold" style:language-asian="en" style:country-asian="AU" style:font-weight-asian="bold"/>
    </style:style>
    <style:style style:name="T16" style:family="text">
      <style:text-properties fo:color="#0000ff" fo:language="en" fo:country="AU" style:language-asian="en" style:country-asian="AU"/>
    </style:style>
    <style:style style:name="T17" style:family="text">
      <style:text-properties fo:color="#0000ff" fo:font-style="italic" style:font-style-asian="italic"/>
    </style:style>
    <style:style style:name="T18" style:family="text">
      <style:text-properties fo:color="#0000ff" fo:font-weight="bold" fo:background-color="#c0c0c0" style:font-weight-asian="bold"/>
    </style:style>
    <style:style style:name="T19" style:family="text">
      <style:text-properties fo:color="#0000ff" fo:font-weight="bold" style:font-weight-asian="bold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AU" fo:font-weight="bold" style:language-asian="en" style:country-asian="AU" style:font-weight-asian="bold"/>
    </style:style>
    <style:style style:name="T22" style:family="text">
      <style:text-properties style:text-position="super 58%" fo:language="en" fo:country="AU" style:language-asian="en" style:country-asian="AU"/>
    </style:style>
    <style:style style:name="T23" style:family="text">
      <style:text-properties style:text-position="super 58%" fo:font-weight="bold" style:font-weight-asian="bold"/>
    </style:style>
    <style:style style:name="T24" style:family="text">
      <style:text-properties fo:background-color="#c0c0c0"/>
    </style:style>
    <style:style style:name="T25" style:family="text">
      <style:text-properties fo:color="#ff0000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ff0000" fo:language="en" fo:country="AU" fo:font-weight="bold" style:language-asian="en" style:country-asian="AU" style:font-weight-asian="bold"/>
    </style:style>
    <style:style style:name="T28" style:family="text">
      <style:text-properties style:font-name="Georgia" fo:language="en" fo:country="AU" style:language-asian="en" style:country-asian="AU" style:font-name-complex="Georgia"/>
    </style:style>
    <style:style style:name="T29" style:family="text">
      <style:text-properties style:font-name="Georgia" fo:language="en" fo:country="AU" style:font-name-asian="Georgia" style:language-asian="en" style:country-asian="AU" style:font-name-complex="Georgia"/>
    </style:style>
    <style:style style:name="T30" style:family="text">
      <style:text-properties fo:background-color="#ffff00"/>
    </style:style>
    <style:style style:name="T31" style:family="text">
      <style:text-properties officeooo:rsid="000329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8">TTTA Cotton Trade Dates…P.2 thru P.276</text:p>
      <text:p text:style-name="P6"/>
      <text:p text:style-name="P35">…..P200<text:tab/><text:tab/>Year date 1904<text:tab/><text:tab/>Henry Watson who was a veteran of Wall Street told RG the history of Daniel Sully; how he</text:p>
      <text:p text:style-name="P34"><text:span text:style-name="T6"><text:tab/><text:tab/><text:tab/><text:tab/><text:tab/>made $10,000,000 to $15,000,000 in the </text:span><text:span text:style-name="T7">Cotton</text:span><text:span text:style-name="T6"> market, but by violating natural laws lost it </text:span></text:p>
      <text:p text:style-name="P34"><text:span text:style-name="T6"><text:tab/><text:tab/><text:tab/><text:tab/><text:tab/>all in a few days in the </text:span><text:span text:style-name="T7">crash of Cotton in March, 1904</text:span><text:span text:style-name="T6">, &amp; then disappeared from the </text:span></text:p>
      <text:p text:style-name="P35"><text:tab/><text:tab/><text:tab/><text:tab/><text:tab/>financial horizon. <text:s/></text:p>
      <text:p text:style-name="P35"><text:bookmark-start text:name="__DdeLink__4589_198563607"/><text:tab/><text:tab/><text:tab/><text:tab/><text:tab/>[rluu: PIC pg. 197: Failure of Sulley and a big decline followed to December.]<text:bookmark-end text:name="__DdeLink__4589_198563607"/></text:p>
      <text:p text:style-name="P9"/>
      <text:p text:style-name="P8"><text:span text:style-name="T6">…..</text:span><text:span text:style-name="T6">P2<text:tab/><text:tab/>Year date 1907<text:tab/><text:tab/>Capt. Gordon [Calvin] was a farmer, growing mostly </text:span><text:span text:style-name="T7">cotton crops</text:span><text:span text:style-name="T6"> on the Red River bottom lands. </text:span></text:p>
      <text:p text:style-name="P21"><text:span text:style-name="T6">The following</text:span><text:span text:style-name="T6"> </text:span><text:span text:style-name="T7">year, 1907</text:span><text:span text:style-name="T6">, after the birth of little RG, Capt. Gordon's </text:span><text:span text:style-name="T7">crops were almost a failure</text:span><text:span text:style-name="T6">. <text:tab/>The Spring was late &amp; </text:span><text:span text:style-name="T7">overflows damaged cotton.</text:span></text:p>
      <text:p text:style-name="P21"><text:span text:style-name="T6">This, together with </text:span><text:span text:style-name="T7">unfavorable financial conditions</text:span><text:span text:style-name="T6">, caused a </text:span><text:span text:style-name="T7">panic in the US</text:span><text:span text:style-name="T6"> in the </text:span><text:span text:style-name="T7">Fall of 1907</text:span><text:span text:style-name="T6">. </text:span></text:p>
      <text:p text:style-name="P21"><text:span text:style-name="T6">Thus the </text:span><text:span text:style-name="T7">first year</text:span><text:span text:style-name="T6"> of the boy's life started under unfavorable conditions.</text:span></text:p>
      <text:p text:style-name="P35"><text:tab/><text:tab/><text:tab/><text:tab/><text:tab/>[rluu: PIC pg. 197: Year of crop scares and damage by floods.]</text:p>
      <text:p text:style-name="P9"/>
      <text:p text:style-name="P8"><text:span text:style-name="T6">…..</text:span><text:span text:style-name="T6">P9 <text:tab/><text:tab/>Year date 1914<text:tab/><text:tab/>RG’s brother [Ralph] called RG </text:span><text:span text:style-name="T7">“Cottonhead”</text:span><text:span text:style-name="T6"> because his hair was so white,</text:span></text:p>
      <text:p text:style-name="P8"><text:span text:style-name="T6"><text:tab/><text:tab/><text:tab/><text:tab/><text:tab/></text:span><text:span text:style-name="T7">Unfavorable conditions</text:span><text:span text:style-name="T6"> thruout the country &amp; the </text:span><text:span text:style-name="T7">low price of cotton</text:span><text:span text:style-name="T6"> left Capt. Gordon [Calvin]</text:span></text:p>
      <text:p text:style-name="P9"><text:tab/><text:tab/><text:tab/><text:tab/><text:tab/>practically penniless</text:p>
      <text:p text:style-name="P21"><text:span text:style-name="T6">Calvin</text:span><text:span text:style-name="T6"> tried to force </text:span><text:span text:style-name="T7">young RG</text:span><text:span text:style-name="T6"> to work in the fields &amp; help </text:span><text:span text:style-name="T7">cultivate the cotton</text:span><text:span text:style-name="T6">, </text:span></text:p>
      <text:p text:style-name="P23">but he stubbornly <text:span text:style-name="T30">rebelled</text:span>.</text:p>
      <text:p text:style-name="P9"/>
      <text:p text:style-name="P8"><text:span text:style-name="T6">…..</text:span><text:span text:style-name="T6">P16<text:tab/><text:tab/>During WWI… 1914-18<text:tab/>Capt. Gordon [Calvin] had been </text:span><text:span text:style-name="T7">very successful</text:span><text:span text:style-name="T6"> </text:span><text:span text:style-name="T7">during the war growing cotton</text:span><text:span text:style-name="T6">. </text:span></text:p>
      <text:p text:style-name="P8"><text:span text:style-name="T7"><text:tab/><text:tab/><text:tab/><text:tab/><text:tab/>Prices had gone very high</text:span><text:span text:style-name="T6"> &amp; he had accumulated quite a little money. </text:span></text:p>
      <text:p text:style-name="P9"/>
      <text:p text:style-name="P8"><text:span text:style-name="T6">…..</text:span><text:span text:style-name="T6">P15<text:tab/><text:tab/>Year date 1920<text:tab/><text:tab/>In the </text:span><text:span text:style-name="T7">Spring of 1920</text:span><text:span text:style-name="T6">, just before the close of school, RG’s father obtained help to </text:span></text:p>
      <text:p text:style-name="P10"><text:tab/><text:tab/><text:tab/><text:tab/><text:tab/>cultivate the cotton plantation.</text:p>
      <text:p text:style-name="P9"/>
      <text:p text:style-name="P8"><text:span text:style-name="T6">…..P16<text:tab/><text:tab/>Year date 1920<text:tab/><text:tab/></text:span><text:span text:style-name="T7">But in 1920 cotton prices declined rapidly</text:span><text:span text:style-name="T6"> &amp; his </text:span><text:span text:style-name="T7">cotton brought very little</text:span><text:span text:style-name="T6">, </text:span></text:p>
      <text:p text:style-name="P9"><text:tab/><text:tab/><text:tab/><text:tab/><text:tab/>which again reduced them to poor circumstances. </text:p>
      <text:p text:style-name="P9"/>
      <text:p text:style-name="P8"><text:span text:style-name="T6">…..</text:span><text:span text:style-name="T6">P26<text:tab/><text:tab/>Year date 1926<text:tab/><text:tab/></text:span><text:span text:style-name="T7">Cotton turned out to be a good crop</text:span><text:span text:style-name="T6">, the </text:span><text:span text:style-name="T7">low prices of cotton in the Fall of 1926</text:span><text:span text:style-name="T6"> </text:span></text:p>
      <text:p text:style-name="P9"><text:tab/><text:tab/><text:tab/><text:tab/><text:tab/>left them in debt.</text:p>
      <text:p text:style-name="P9"/>
      <text:p text:style-name="P9">…..P40 <text:tab/><text:tab/>Saturday, October 23 1926<text:tab/>RG confided to Marie his future <text:span text:style-name="T30">plans</text:span>.</text:p>
      <text:p text:style-name="P23">Told her that he was working on an invention, &amp; also planning to make some money </text:p>
      <text:p text:style-name="P21"><text:span text:style-name="T6">speculating in Stocks &amp; </text:span><text:span text:style-name="T7">Commodities.</text:span></text:p>
      <text:p text:style-name="P23"/>
      <text:p text:style-name="P8"><text:span text:style-name="T6">…..P41 <text:tab/><text:tab/><text:tab/><text:tab/><text:tab/></text:span><text:span text:style-name="T6">RG began to study the Bible more than ever, &amp; work things out according to science. </text:span></text:p>
      <text:p text:style-name="P9"><text:tab/><text:tab/><text:tab/><text:tab/><text:tab/>He read the book of Ezekiel, planned on building an airplane along the lines outlined by Ezekiel.</text:p>
      <text:p text:style-name="P23">Figured that there must be a way to build a plane of this kind which would be the greatest ever, </text:p>
      <text:p text:style-name="P23">&amp; felt that the day was coming when his country would need the protection of the </text:p>
      <text:p text:style-name="P21"><text:span text:style-name="T7">greatest invention of the </text:span><text:span text:style-name="T9">age</text:span><text:span text:style-name="T7">.</text:span><text:span text:style-name="T6"> </text:span></text:p>
      <text:p text:style-name="P21"><text:span text:style-name="T6">From</text:span><text:span text:style-name="T6"> reading of the Bible, war seemed inevitable, &amp; RG believed that the next war </text:span></text:p>
      <text:p text:style-name="P23">would be in the air.</text:p>
      <text:p text:style-name="P23">He began to read all the magazines along the lines of science &amp; invention &amp; studied the Bible </text:p>
      <text:p text:style-name="P21"><text:span text:style-name="T6">in order to</text:span><text:span text:style-name="T6"> </text:span><text:span text:style-name="T7">understand natural law &amp; know how to </text:span><text:span text:style-name="T9">apply it</text:span><text:span text:style-name="T6">.<text:tab/><text:tab/><text:tab/><text:tab/><text:tab/></text:span><text:span text:style-name="T13">[Natural Law = “IT”]<text:tab/></text:span><text:span text:style-name="T6"><text:tab/><text:tab/></text:span></text:p>
      <text:p text:style-name="P9"/>
      <text:p text:style-name="P8"><text:span text:style-name="T6">…..P42<text:tab/><text:tab/>Christmas, 1926<text:tab/><text:tab/>RG tells Marie that he is anxious</text:span><text:span text:style-name="T6"> to get in shape &amp; to go to NY, continue his studies, </text:span></text:p>
      <text:p text:style-name="P9"><text:tab/><text:tab/><text:tab/><text:tab/><text:tab/>work &amp; make money &amp; be near his old chum, WK.</text:p>
      <text:p text:style-name="P9"/>
      <text:p text:style-name="P9">…..P43 <text:tab/><text:tab/>Saturday, January 1 1927<text:tab/>RG received a beautiful letter of commendation from Mr. K, in which was enclosed </text:p>
      <text:p text:style-name="P8"><text:span text:style-name="T6"><text:tab/><text:tab/><text:tab/><text:tab/><text:tab/>a </text:span><text:span text:style-name="T7">check for $500</text:span><text:span text:style-name="T6"> as a bonus, &amp; also notice of an advance in his salary of </text:span><text:span text:style-name="T7">$50 a month.</text:span></text:p>
      <text:p text:style-name="P24"/>
      <text:p text:style-name="P8"><text:span text:style-name="T6">…..P50<text:tab/><text:tab/><text:tab/><text:tab/><text:tab/></text:span><text:span text:style-name="T6">M</text:span><text:span text:style-name="T9">ARIE'S</text:span><text:span text:style-name="T7"> love</text:span><text:span text:style-name="T6"> &amp; devotion for RG were bearing fruit. He studied the Bible day &amp; night, </text:span></text:p>
      <text:p text:style-name="P9"><text:tab/><text:tab/><text:tab/><text:tab/><text:tab/>worked on his plans for the future &amp; continued his investigation of science, </text:p>
      <text:p text:style-name="P9"><text:tab/><text:tab/><text:tab/><text:tab/><text:tab/>for he believed that the Bible was the key to the process by which man may know </text:p>
      <text:p text:style-name="P9"><text:tab/><text:tab/><text:tab/><text:tab/><text:tab/>all there is to know. </text:p>
      <text:p text:style-name="P21"><text:span text:style-name="T6">He realized that by studying it he</text:span><text:span text:style-name="T6"> </text:span><text:span text:style-name="T7">might be able to forecast the future</text:span><text:span text:style-name="T6"> &amp; </text:span></text:p>
      <text:p text:style-name="P23">benefit himself thereby.</text:p>
      <text:p text:style-name="P9"><text:tab/><text:tab/><text:tab/><text:tab/><text:tab/></text:p>
      <text:p text:style-name="P8"><text:span text:style-name="T6">…..</text:span><text:span text:style-name="T6">P56<text:tab/><text:tab/>Year date 1927<text:tab/><text:tab/>From these predictions of Ezekiel &amp; others in the Bible which RG believed was a repetition </text:span></text:p>
      <text:p text:style-name="P9"><text:tab/><text:tab/><text:tab/><text:tab/><text:tab/>of previous battles, </text:p>
      <text:p text:style-name="P21"><text:span text:style-name="T7">RG</text:span><text:span text:style-name="T7"> interpreted it</text:span><text:span text:style-name="T6"> to mean that there was to be a </text:span><text:span text:style-name="T7">great flood during the year 1927</text:span><text:span text:style-name="T6">. </text:span></text:p>
      <text:p text:style-name="P21"><text:span text:style-name="T7">RG</text:span><text:span text:style-name="T7"> predicted</text:span><text:span text:style-name="T6"> </text:span><text:span text:style-name="T7">terrible floods</text:span><text:span text:style-name="T6"> </text:span><text:span text:style-name="T7">along the Mississippi Valley</text:span><text:span text:style-name="T6">, which would </text:span></text:p>
      <text:p text:style-name="P21"><text:span text:style-name="T7">destroy the cotton crops</text:span><text:span text:style-name="T6"> &amp; would lay waste vast acres of fertile land. </text:span></text:p>
      <text:p text:style-name="P21"><text:span text:style-name="T7">RG</text:span><text:span text:style-name="T7"> wrote</text:span><text:span text:style-name="T6"> that it would be one of the </text:span><text:span text:style-name="T7">greatest floods in history</text:span><text:span text:style-name="T6">.</text:span></text:p>
      <text:p text:style-name="P9"/>
      <text:p text:style-name="P8"><text:span text:style-name="T6">…..P62<text:tab/><text:tab/>Saturday, January 15 1927<text:tab/>After RG had worked out his </text:span><text:span text:style-name="T7">cycle theory according to the Bible</text:span><text:span text:style-name="T6"> &amp; decided that </text:span></text:p>
      <text:p text:style-name="P9"><text:tab/><text:tab/><text:tab/><text:tab/><text:tab/>he could forecast the markets &amp; make money, he wrote Mr K.</text:p>
      <text:p text:style-name="P8"><text:span text:style-name="T6"><text:tab/><text:tab/>RG recalls Jan. 1 1927<text:tab/>RG tells Mr K. how much he appreciated the </text:span><text:span text:style-name="T7">bonus he gave him on the 1</text:span><text:span text:style-name="T21">st</text:span><text:span text:style-name="T7"> of the year.</text:span></text:p>
      <text:p text:style-name="P9"><text:tab/><text:tab/><text:tab/><text:tab/><text:tab/>RG continues, “I have been studying the Bible night &amp; day for many years, </text:p>
      <text:p text:style-name="P10"><text:tab/><text:tab/><text:tab/><text:tab/><text:tab/>I believe I have found in it the key to all prophecy,</text:p>
      <text:p text:style-name="P23"><text:soft-page-break/><text:s/>-rules fortelling the events in the history of the country, the progress in invention, &amp; </text:p>
      <text:p text:style-name="P21"><text:span text:style-name="T6">the </text:span><text:span text:style-name="T7">rules for forecasting the future of stocks &amp; commodities</text:span><text:span text:style-name="T6">”. </text:span></text:p>
      <text:p text:style-name="P23"/>
      <text:p text:style-name="P9"/>
      <text:p text:style-name="P8"><text:span text:style-name="T6">…..</text:span><text:span text:style-name="T6">P63 <text:tab/><text:tab/>Year date 1927<text:tab/><text:tab/>From the </text:span><text:span text:style-name="T7">teachings of the Bible &amp; the methods which he had worked</text:span><text:span text:style-name="T6"> </text:span><text:span text:style-name="T7">out RG felt </text:span></text:p>
      <text:p text:style-name="P8"><text:span text:style-name="T7"><text:tab/><text:tab/><text:tab/><text:tab/><text:tab/>confident that the price of cotton is going very high this Spring</text:span><text:span text:style-name="T6">. </text:span></text:p>
      <text:p text:style-name="P21"><text:span text:style-name="T7">RG </text:span><text:span text:style-name="T7">figured that there are going to be some heavy floods along the Mississippi River</text:span><text:span text:style-name="T6">, </text:span><text:span text:style-name="T7">&amp; that <text:tab/>there will be a late, wet Spring,</text:span><text:span text:style-name="T6"> </text:span></text:p>
      <text:p text:style-name="P21"><text:span text:style-name="T6">&amp;</text:span><text:span text:style-name="T6"> that the </text:span><text:span text:style-name="T7">demand for cotton will greatly increase</text:span><text:span text:style-name="T6">, </text:span><text:span text:style-name="T7">helping to put prices very high.</text:span></text:p>
      <text:p text:style-name="P23"/>
      <text:p text:style-name="P21"><text:span text:style-name="T6">RG has decided to use the $500.00 which </text:span><text:span text:style-name="T6">MR K. gave him &amp; another $500.00 which he saved up, </text:span></text:p>
      <text:p text:style-name="P24">to buy cotton to hold for the Spring &amp; Summer.</text:p>
      <text:p text:style-name="P23"/>
      <text:p text:style-name="P8"><text:span text:style-name="T6">…..</text:span><text:span text:style-name="T6">P65<text:tab/><text:tab/></text:span>Monday, January 24 1927<text:tab/>RG’s second letter to Mr K….RG explains that he knows of the many pitfalls in speculation, </text:p>
      <text:p text:style-name="P8"><text:tab/><text:tab/><text:tab/><text:tab/><text:tab/>but if it can be <text:span text:style-name="T1">made a science</text:span> <text:span text:style-name="T1">&amp; followed according to the rules laid down in the Bible</text:span>, </text:p>
      <text:p text:style-name="P8"><text:tab/><text:tab/><text:tab/><text:tab/><text:tab/>success &amp; profits are sure. Sir William Crooks said……<text:span text:style-name="T17"> (famous physicist &amp; chemist.)</text:span></text:p>
      <text:p text:style-name="P25"/>
      <text:p text:style-name="P8"><text:span text:style-name="T6">…..</text:span><text:span text:style-name="T6">P69 <text:tab/><text:tab/><text:tab/><text:tab/><text:tab/>St. Matthew 12: 38, 39 and 40 --<text:tab/><text:tab/><text:tab/><text:tab/><text:tab/></text:span></text:p>
      <text:p text:style-name="P23">I believe there was a secret meaning in what he said; that the Son of man be </text:p>
      <text:p text:style-name="P23">three days &amp; three nights in the heart of the earth. </text:p>
      <text:p text:style-name="P21"><text:span text:style-name="T6">I believe that a man who understands the meaning</text:span><text:span text:style-name="T6"> of that has all the power under heaven &amp; earth, </text:span></text:p>
      <text:p text:style-name="P23">as the Bible says he shall have. </text:p>
      <text:p text:style-name="P21"><text:span text:style-name="T6">I believe that that is the key to</text:span><text:span text:style-name="T6"> the interpretation of the future. </text:span></text:p>
      <text:p text:style-name="P21"><text:span text:style-name="T6">I am sure I have found it &amp; know how to </text:span><text:span text:style-name="T7">apply it.</text:span><text:span text:style-name="T6"><text:tab/><text:tab/></text:span><text:span text:style-name="T13">[Natural Law = “IT”]</text:span></text:p>
      <text:p text:style-name="P25"/>
      <text:p text:style-name="P8"><text:span text:style-name="T2">1/…P 66</text:span><text:tab/><text:tab/>Monday, January 24 1927<text:tab/>(1<text:span text:style-name="T20">st</text:span> trade in <text:span text:style-name="T1">Cotton</text:span>)…<text:span text:style-name="T6"> RG has already made arrangements &amp; sent </text:span></text:p>
      <text:p text:style-name="P8"><text:span text:style-name="T6"><text:tab/><text:tab/><text:tab/><text:tab/><text:tab/>his money to a broker in NY, &amp; has </text:span><text:span text:style-name="T7">today bought 200 bales of July cotton at 13.80</text:span><text:span text:style-name="T6">. </text:span></text:p>
      <text:p text:style-name="P21"><text:span text:style-name="T7">RG is going to hold this </text:span><text:span text:style-name="T7">cotton.</text:span><text:span text:style-name="T6"> If it goes up, as he is sure it will this </text:span><text:span text:style-name="T7">Spring &amp; Summer,</text:span><text:span text:style-name="T6"> </text:span></text:p>
      <text:p text:style-name="P21"><text:span text:style-name="T6">as my profits accumulate, RG is </text:span><text:span text:style-name="T7">going to buy more on the way up</text:span><text:span text:style-name="T6">.</text:span></text:p>
      <text:p text:style-name="P13"/>
      <text:p text:style-name="P8"><text:span text:style-name="T2">1/…P 70</text:span><text:span text:style-name="T1"><text:tab/></text:span><text:tab/>Monday, January 24 1927<text:tab/><text:span text:style-name="T6">On the same night, January 24th, after RG had </text:span><text:span text:style-name="T7">received a telegram</text:span><text:span text:style-name="T6"> </text:span></text:p>
      <text:p text:style-name="P8"><text:span text:style-name="T6"><text:tab/><text:tab/><text:tab/><text:tab/><text:tab/>from his broker in NY, stating that RG had </text:span><text:span text:style-name="T7">bought 200 bales of July cotton at 13.80,</text:span><text:span text:style-name="T6"> </text:span></text:p>
      <text:p text:style-name="P21"><text:span text:style-name="T6">R</text:span><text:span text:style-name="T6">G figured that this would margin him to 12.80. RG was sure from his study </text:span></text:p>
      <text:p text:style-name="P21"><text:span text:style-name="T6">that </text:span><text:span text:style-name="T7">July cotton would never decline to 13.25.</text:span></text:p>
      <text:p text:style-name="P23"/>
      <text:p text:style-name="P8"><text:span text:style-name="T6">…..P70<text:tab/></text:span><text:span text:style-name="T6"><text:tab/></text:span>Monday, January 24 1927<text:span text:style-name="T6"><text:tab/></text:span><text:span text:style-name="T7">Lov</text:span><text:span text:style-name="T6">e is the </text:span><text:span text:style-name="T7">greatest thing in the world</text:span><text:span text:style-name="T6">. It is all powerful, &amp; your love for me is going to </text:span></text:p>
      <text:p text:style-name="P9"><text:tab/><text:tab/><text:tab/><text:tab/><text:tab/>make me the greatest man in the world. </text:p>
      <text:p text:style-name="P29"><text:span text:style-name="T6">Today I have started on the road to fame </text:span><text:span text:style-name="T6">&amp; fortune. </text:span></text:p>
      <text:p text:style-name="P8"><text:span text:style-name="T6"><text:tab/><text:tab/><text:tab/><text:tab/><text:tab/></text:span><text:span text:style-name="T6">When RG &amp; Marie were together last, RG told Marie about his </text:span></text:p>
      <text:p text:style-name="P8"><text:span text:style-name="T7"><text:tab/><text:tab/><text:tab/><text:tab/><text:tab/>discoveries of the cycles from the Bible ---</text:span><text:span text:style-name="T6"> </text:span></text:p>
      <text:p text:style-name="P21"><text:span text:style-name="T6">RG</text:span><text:span text:style-name="T6"> was sure that he could figure out what the </text:span><text:span text:style-name="T7">stock, cotton &amp; grain markets</text:span><text:span text:style-name="T6"> were </text:span></text:p>
      <text:p text:style-name="P21"><text:span text:style-name="T6">going to do; &amp; he was going to </text:span><text:span text:style-name="T7">start speculating</text:span><text:span text:style-name="T6"> as soon as he got the money.</text:span></text:p>
      <text:p text:style-name="P8"><text:span text:style-name="T6">…..P71<text:tab/><text:tab/><text:tab/><text:tab/><text:tab/></text:span><text:span text:style-name="T6">RG has already bought 200 bales of July </text:span><text:span text:style-name="T7">cotton</text:span><text:span text:style-name="T6"> at 13.80 &amp; put up $1000 as margin.</text:span></text:p>
      <text:p text:style-name="P9"/>
      <text:p text:style-name="P9">…..P72<text:tab/><text:tab/><text:tab/><text:tab/><text:tab/>RG replies to MR.K…</text:p>
      <text:p text:style-name="P10"><text:tab/><text:tab/><text:tab/><text:tab/><text:tab/>”Please read Ezekiel very carefully, for I believe that Ezekiel is the greatest of all prophets.”</text:p>
      <text:p text:style-name="P21"><text:span text:style-name="T7">Ezekiel aptly describes an airplane</text:span><text:span text:style-name="T6">…………………..</text:span></text:p>
      <text:p text:style-name="P6"/>
      <text:p text:style-name="P6">…..P75<text:tab/><text:tab/>Friday, January 28 1927<text:tab/>Chapter VII, Future Cycles, Dated Chapter…</text:p>
      <text:p text:style-name="P20">In making my predictions <text:span text:style-name="T1">I use Geometry &amp; Mathematics just as an Astrologer, </text:span></text:p>
      <text:p text:style-name="P26">based on immutable laws.</text:p>
      <text:p text:style-name="P6"><text:span text:style-name="T1"><text:tab/><text:tab/><text:tab/><text:tab/><text:tab/>My calculations are based on </text:span><text:span text:style-name="T5">cycle theory &amp; mathematical sequence</text:span><text:span text:style-name="T1">. </text:span></text:p>
      <text:p text:style-name="P12"><text:tab/><text:tab/><text:tab/><text:tab/><text:tab/>--- Get a correct base or start point</text:p>
      <text:p text:style-name="P12"/>
      <text:p text:style-name="P6">…..P76<text:tab/><text:tab/><text:tab/><text:tab/><text:tab/>Eccl. 1:9: “there is no new thing under the sun”</text:p>
      <text:p text:style-name="P6"><text:tab/><text:tab/><text:tab/><text:tab/><text:tab/><text:span text:style-name="T5">According to</text:span><text:span text:style-name="T4"> </text:span><text:span text:style-name="T5">mathematical sequence</text:span>, the wonderful inventions that brought </text:p>
      <text:p text:style-name="P6"><text:tab/><text:tab/><text:tab/><text:tab/><text:tab/>comfort &amp; convenience to the Atlantians are due to appear again, </text:p>
      <text:p text:style-name="P20">&amp; we are now only on the <text:span text:style-name="T1">threshold of another </text:span><text:span text:style-name="T5">great age</text:span><text:span text:style-name="T1">.</text:span> </text:p>
      <text:p text:style-name="P6"/>
      <text:p text:style-name="P8"><text:bookmark-start text:name="OLE_LINK6"/><text:bookmark-start text:name="OLE_LINK5"/>…..P76<text:bookmark-end text:name="OLE_LINK6"/><text:bookmark-end text:name="OLE_LINK5"/><text:tab/><text:tab/><text:tab/><text:tab/><text:tab/><text:span text:style-name="T6">In making my calculations on the stock market, or any future event, I get the past history </text:span></text:p>
      <text:p text:style-name="P9"><text:tab/><text:tab/><text:tab/><text:tab/><text:tab/>&amp; find out what cycle we are in &amp; then predict the curve </text:p>
      <text:p text:style-name="P8">…..P77<text:tab/><text:tab/><text:tab/><text:tab/><text:tab/><text:span text:style-name="T6">for the future, which is a repetition of past market movements.</text:span></text:p>
      <text:p text:style-name="P24">The great law of vibration is based on like producing like. </text:p>
      <text:p text:style-name="P24">Like causes produce like effects. </text:p>
      <text:p text:style-name="P21"><text:span text:style-name="T6">Wireless telegraphy,</text:span><text:span text:style-name="T6"> the phonograph &amp; the radio are based on this law. </text:span></text:p>
      <text:p text:style-name="P21"><text:span text:style-name="T6">The limit of future predictions based on </text:span><text:span text:style-name="T7">exact mathematical law</text:span><text:span text:style-name="T6"> is only restricted by </text:span></text:p>
      <text:p text:style-name="P23">lack of knowledge of correct data on past history to work from. </text:p>
      <text:p text:style-name="P21"><text:span text:style-name="T6">It is</text:span><text:span text:style-name="T6"> just as easy to figure 100 years or 1000 years in the future as one or two years ahead, </text:span></text:p>
      <text:p text:style-name="P21"><text:span text:style-name="T6">if you have the </text:span><text:span text:style-name="T7">correct starting point &amp; know the cycle which is going to be repeated.</text:span></text:p>
      <text:p text:style-name="P10"/>
      <text:p text:style-name="P8">…..P83<text:tab/><text:tab/><text:tab/><text:tab/><text:tab/><text:span text:style-name="T6">The Bible is the BOOK of all books, &amp; if we only study it &amp; understand it, </text:span></text:p>
      <text:p text:style-name="P9"><text:tab/><text:tab/><text:tab/><text:tab/><text:tab/>we can gain a proper knowledge of all things. </text:p>
      <text:p text:style-name="P21"><text:span text:style-name="T6">I believe it the duty of </text:span><text:span text:style-name="T7">any man who understands science &amp; mathematics &amp; the cycle theory</text:span><text:span text:style-name="T6">, </text:span></text:p>
      <text:p text:style-name="P23">&amp; knows what is coming, to warn the people in order that they may prepare for trouble ahead.</text:p>
      <text:p text:style-name="P9"><text:soft-page-break/></text:p>
      <text:p text:style-name="P15"/>
      <text:p text:style-name="P8"><text:span text:style-name="T2">2/…P 90</text:span><text:tab/><text:tab/>Between <text:s/>Jan 28 &amp; Feb 01<text:tab/><text:span text:style-name="T6">RG is </text:span><text:span text:style-name="T7">anxious to make some money in his cotton deals</text:span><text:span text:style-name="T6"> &amp; </text:span></text:p>
      <text:p text:style-name="P10"><text:tab/><text:tab/><text:tab/><text:tab/><text:tab/>get into wheat for the big advance that he figures is coming this Spring &amp; Summer.</text:p>
      <text:p text:style-name="P8"><text:span text:style-name="T6"><text:tab/><text:tab/><text:tab/><text:tab/><text:tab/></text:span><text:span text:style-name="T6">RG tells Mr K. --- if you will </text:span><text:span text:style-name="T7">buy some July or October cotton right now, </text:span></text:p>
      <text:p text:style-name="P8"><text:span text:style-name="T7"><text:tab/><text:tab/><text:tab/><text:tab/><text:tab/>&amp; hold it, you will make a lot of money.</text:span><text:span text:style-name="T6"> </text:span></text:p>
      <text:p text:style-name="P21"><text:span text:style-name="T6">Then </text:span><text:span text:style-name="T7">along about the </text:span><text:span text:style-name="T15">5th of April</text:span><text:span text:style-name="T16">,</text:span><text:span text:style-name="T6"> we will have a </text:span><text:span text:style-name="T7">lot of big profits</text:span><text:span text:style-name="T6"> made &amp; </text:span></text:p>
      <text:p text:style-name="P21"><text:span text:style-name="T7">can buy some wheat &amp; corn</text:span><text:span text:style-name="T6"> as RG figures that </text:span><text:span text:style-name="T7">wheat &amp; corn are going to start up </text:span></text:p>
      <text:p text:style-name="P21"><text:span text:style-name="T7">the early part of April &amp; advance twenty-five to thirty cents per bushel</text:span><text:span text:style-name="T6">.<text:tab/><text:tab/><text:tab/><text:tab/></text:span></text:p>
      <text:p text:style-name="P8"><text:span text:style-name="T2">3/…P 91</text:span><text:span text:style-name="T24"><text:tab/></text:span><text:tab/>Tuesday, <text:tab/>01 February 1927<text:tab/>Mr. K <text:s/>has faith in RG &amp; the Bible, Tells RG --- <text:s/></text:p>
      <text:p text:style-name="P8"><text:span text:style-name="T1"><text:tab/><text:tab/><text:tab/><text:tab/><text:tab/>I</text:span><text:span text:style-name="T7"> telegraphed </text:span><text:span text:style-name="T6">my brokers in NY today &amp;</text:span><text:span text:style-name="T7"> bought 500 bales of July cotton at 13.70.</text:span></text:p>
      <text:p text:style-name="P21"><text:span text:style-name="T6">If it </text:span><text:span text:style-name="T6">goes up, </text:span><text:span text:style-name="T7">I am going to hold it</text:span><text:span text:style-name="T6"> &amp; the money I make on it, </text:span></text:p>
      <text:p text:style-name="P23">I am going to give to you &amp; Marie when you are married as a wedding present</text:p>
      <text:p text:style-name="P9"/>
      <text:p text:style-name="P8">…..P92<text:tab/><text:tab/>Saturday, February 05 1927<text:tab/>RG explains to Marie that he<text:span text:style-name="T6"> has put his theories up to Mr. K, explained all that he could </text:span></text:p>
      <text:p text:style-name="P8"><text:span text:style-name="T6"><text:tab/><text:tab/><text:tab/><text:tab/><text:tab/>about his </text:span><text:span text:style-name="T7">discoveries of the cycles in the Bible</text:span><text:span text:style-name="T6">,---</text:span></text:p>
      <text:p text:style-name="P8"><text:span text:style-name="T6"><text:s/></text:span><text:span text:style-name="T6"><text:tab/><text:tab/><text:tab/><text:tab/><text:tab/>--- urged him to buy some </text:span><text:span text:style-name="T7">cotton</text:span><text:span text:style-name="T6"> &amp; make back the money that he lost in 1919. </text:span></text:p>
      <text:p text:style-name="P21"><text:span text:style-name="T6">Mr K. said that he had faith in RG &amp; the Bible so </text:span><text:span text:style-name="T7">he bought 500 bales of July cotton at 13.70</text:span><text:span text:style-name="T6"> </text:span></text:p>
      <text:p text:style-name="P23">as I suggested.</text:p>
      <text:p text:style-name="P15"/>
      <text:p text:style-name="P8"><text:span text:style-name="T2">4/…P 92/3</text:span><text:tab/><text:span text:style-name="T31"><text:tab/></text:span>Saturday, February 05 1927<text:tab/><text:span text:style-name="T6">While the </text:span><text:span text:style-name="T7">market hasn't gone up much since RG bought his</text:span><text:span text:style-name="T6">, at the same time it is </text:span></text:p>
      <text:p text:style-name="P8"><text:span text:style-name="T7"><text:tab/><text:tab/><text:tab/><text:tab/><text:tab/>holding steady &amp; he is sure that it is going up</text:span><text:span text:style-name="T6">.</text:span></text:p>
      <text:p text:style-name="P29"><text:span text:style-name="T6">RG believes Mr. K.</text:span><text:span text:style-name="T6"> is going to </text:span><text:span text:style-name="T7">make a lot of money on his cotton</text:span><text:span text:style-name="T6"> &amp; he wants to see him make it because he is an honest, whole-hearted man ---</text:span></text:p>
      <text:p text:style-name="P32">RG recalls Jan. 1 1927 <text:tab/>--- has done everything he could to help RG. </text:p>
      <text:p text:style-name="P31"><text:span text:style-name="T7"><text:tab/><text:tab/><text:tab/>The $500 bonus he gave me in January</text:span><text:span text:style-name="T6"> enabled me to have margin enough to buy the </text:span><text:span text:style-name="T7">cotton</text:span><text:span text:style-name="T6"> ---</text:span></text:p>
      <text:p text:style-name="P30"/>
      <text:p text:style-name="P8">…..P93<text:tab/><text:tab/><text:span text:style-name="T6">Monday, February 07 1927<text:tab/>MY OWN DEAR RG: Your letter received this A.M. It is the happiest Monday morning </text:span></text:p>
      <text:p text:style-name="P9"><text:tab/><text:tab/><text:tab/><text:tab/><text:tab/>that I have ever had. </text:p>
      <text:p text:style-name="P21"><text:span text:style-name="T6">Am glad to know that Mr.</text:span><text:span text:style-name="T6"> K. is backing up your judgment. If I had some money </text:span></text:p>
      <text:p text:style-name="P21"><text:span text:style-name="T6">I certainly would send it to you to buy some </text:span><text:span text:style-name="T7">cotton</text:span><text:span text:style-name="T6"> for me. </text:span></text:p>
      <text:p text:style-name="P21"><text:span text:style-name="T6">Maybe I will have some in a few months, because I</text:span><text:span text:style-name="T6"> am saving something every </text:span></text:p>
      <text:p text:style-name="P23">week from my allowance which Papa sends me.</text:p>
      <text:p text:style-name="P30"/>
      <text:p text:style-name="P8"><text:span text:style-name="T2">5/ …P 94</text:span><text:span text:style-name="T1"><text:tab/></text:span><text:tab/>Month of February 1927<text:tab/><text:span text:style-name="T7">The month of February slowly passed away. Cotton was very slow &amp; inactive, ---</text:span></text:p>
      <text:p text:style-name="P8"/>
      <text:p text:style-name="P8"><text:span text:style-name="T2">6/ …P 94</text:span><text:span text:style-name="T1"><text:tab/></text:span><text:tab/>Wednesday, Feb. 23 1927<text:tab/>--- <text:span text:style-name="T6">but on </text:span><text:span text:style-name="T7">February 23rd, it started up &amp; went up fast.</text:span><text:span text:style-name="T6"> </text:span></text:p>
      <text:p text:style-name="P33"/>
      <text:p text:style-name="P8"><text:span text:style-name="T2">7/ …P 94</text:span><text:span text:style-name="T1"><text:tab/></text:span><text:tab/>Wednesday, March 02 1927<text:tab/><text:span text:style-name="T6">On </text:span><text:span text:style-name="T7">March 2nd, July cotton had advanced to 14.80</text:span><text:span text:style-name="T6">, RG wrote Marie how the </text:span></text:p>
      <text:p text:style-name="P8"><text:span text:style-name="T7"><text:tab/><text:tab/><text:tab/><text:tab/><text:tab/>market was working out according to his prediction;</text:span><text:span text:style-name="T6"> </text:span></text:p>
      <text:p text:style-name="P8"><text:span text:style-name="T6"><text:tab/><text:tab/><text:tab/><text:tab/><text:tab/></text:span><text:span text:style-name="T6">RG had a profit of $1,000.00 &amp; Mr. K. had a profit of $2,500.00.</text:span></text:p>
      <text:p text:style-name="P8"><text:span text:style-name="T2">7a/ …P 94</text:span><text:span text:style-name="T1"><text:tab/><text:tab/></text:span>Low of January 1927<text:tab/><text:tab/><text:span text:style-name="T6">Mr. K was also very happy &amp; congratulated RG on </text:span><text:span text:style-name="T7">being able to buy cotton very close to </text:span></text:p>
      <text:p text:style-name="P10"><text:tab/><text:tab/><text:tab/><text:tab/><text:tab/>the low level in January.</text:p>
      <text:p text:style-name="P8"/>
      <text:p text:style-name="P8"><text:span text:style-name="T8">8/ …</text:span><text:span text:style-name="T8">P 94</text:span><text:span text:style-name="T7"><text:tab/></text:span><text:span text:style-name="T6"><text:tab/>Middle of March 1927<text:tab/></text:span><text:span text:style-name="T7">March was the month to bring disappointment to RG.</text:span><text:span text:style-name="T6"> </text:span><text:span text:style-name="T7">Cotton started to decline</text:span><text:span text:style-name="T6"> &amp; </text:span></text:p>
      <text:p text:style-name="P8"><text:span text:style-name="T6"><text:tab/><text:tab/><text:tab/><text:tab/><text:tab/>by the </text:span><text:span text:style-name="T7">middle of the month…</text:span><text:span text:style-name="T15"> </text:span><text:span text:style-name="T13">[Used 15</text:span><text:span text:style-name="T11">th</text:span><text:span text:style-name="T13"> as middle</text:span><text:span text:style-name="T16">]</text:span></text:p>
      <text:p text:style-name="P21"><text:span text:style-name="T7">had declined to around 13.75</text:span><text:span text:style-name="T6"> </text:span><text:span text:style-name="T7">wiping out all RG's &amp; Mr. K's profits</text:span><text:span text:style-name="T6">, </text:span></text:p>
      <text:p text:style-name="P24">but still leaving their capital intact.</text:p>
      <text:p text:style-name="P9"/>
      <text:p text:style-name="P8"><text:span text:style-name="T8">9/ …</text:span><text:span text:style-name="T8">P 95</text:span><text:span text:style-name="T7"><text:tab/></text:span><text:span text:style-name="T6"><text:tab/>April &amp; May 1927<text:tab/><text:tab/>RG told Mr. K. that the </text:span><text:span text:style-name="T9">flood was sure to come in the Mississippi Valley during April &amp; May</text:span><text:span text:style-name="T6">, </text:span></text:p>
      <text:p text:style-name="P8"><text:span text:style-name="T6"><text:tab/><text:tab/><text:tab/><text:tab/><text:tab/>the </text:span><text:span text:style-name="T7">Spring would be late,</text:span><text:span text:style-name="T6"> &amp; the </text:span><text:span text:style-name="T7">price would be sure to advance</text:span><text:span text:style-name="T6">. </text:span></text:p>
      <text:p text:style-name="P10"><text:tab/><text:tab/><text:tab/><text:tab/><text:tab/>RG had no thought of selling out his cotton &amp; urged Mr. K. to hold his, which he did.</text:p>
      <text:p text:style-name="P9"/>
      <text:p text:style-name="P8"><text:span text:style-name="T8">8/ …</text:span><text:span text:style-name="T8">P 95</text:span><text:span text:style-name="T7"><text:tab/></text:span><text:span text:style-name="T6"><text:tab/></text:span>Tuesday, <text:span text:style-name="T6">March 15 1927<text:tab/>Marie to RG: --- I see that the </text:span><text:span text:style-name="T7">market has declined to where you now have no profit </text:span></text:p>
      <text:p text:style-name="P8"><text:span text:style-name="T7"><text:tab/><text:tab/><text:tab/><text:tab/><text:tab/>left on your deal</text:span><text:span text:style-name="T6">. </text:span></text:p>
      <text:p text:style-name="P8"><text:span text:style-name="T6"><text:tab/><text:tab/><text:tab/><text:tab/><text:tab/>Do not get discouraged; I have </text:span><text:span text:style-name="T7">great faith in you &amp; believe that you are yet going to </text:span></text:p>
      <text:p text:style-name="P8"><text:span text:style-name="T7"><text:tab/><text:tab/><text:tab/><text:tab/><text:tab/>come out all right &amp; make a lot of money.</text:span><text:span text:style-name="T6"> </text:span></text:p>
      <text:p text:style-name="P21"><text:span text:style-name="T7">Why don't you hold your </text:span><text:span text:style-name="T7">cotton, &amp; tell Mr. K to hold his,</text:span><text:span text:style-name="T6"> </text:span></text:p>
      <text:p text:style-name="P21"><text:span text:style-name="T6">because </text:span><text:span text:style-name="T9">my intuition tells me</text:span><text:span text:style-name="T6"> that you are certainly right?...</text:span><text:span text:style-name="T13"> [see p214]</text:span></text:p>
      <text:p text:style-name="P21"><text:span text:style-name="T6">Marie has</text:span><text:span text:style-name="T6"> been saving money every week from her allowance. A few weeks ago she wrote </text:span></text:p>
      <text:p text:style-name="P21"><text:span text:style-name="T6">Papa &amp; told him that she had to have some extra money &amp; asked him if he could let her have <text:tab/>$</text:span><text:span text:style-name="T7">3</text:span><text:span text:style-name="T6">00.00. He sent the money at once, so she now has $</text:span><text:span text:style-name="T7">4</text:span><text:span text:style-name="T6">00.00 &amp; is sending it to RG. </text:span></text:p>
      <text:p text:style-name="P21"><text:span text:style-name="T1">Marie wants RG to buy her 100 bails of July Cotton.</text:span><text:span text:style-name="T6"> This is her faith in him, &amp; in the Bible.</text:span></text:p>
      <text:p text:style-name="P23"/>
      <text:p text:style-name="P8">…..P96<text:tab/><text:tab/><text:tab/><text:tab/><text:tab/><text:span text:style-name="T6">Marie’s letter was a great consolation &amp; encouragement to RG. </text:span></text:p>
      <text:p text:style-name="P8"><text:span text:style-name="T6"><text:tab/><text:tab/><text:tab/><text:tab/><text:tab/>He had begun to feel a </text:span><text:span text:style-name="T7">little blue</text:span><text:span text:style-name="T6"> </text:span><text:span text:style-name="T7">because cotton had declined.</text:span><text:span text:style-name="T6"> </text:span></text:p>
      <text:p text:style-name="P21"><text:span text:style-name="T7">Not that he thought it wouldn't go up again,</text:span><text:span text:style-name="T6"> but he was sorry that he had failed to get the profits.</text:span></text:p>
      <text:p text:style-name="P23"/>
      <text:p text:style-name="P6"><text:span text:style-name="T2">10/ …P 96</text:span><text:tab/><text:tab/>Thursday, March 17 1927<text:tab/><text:span text:style-name="T1">RG buys Marie 100 bails of July Cotton @ 13.90</text:span></text:p>
      <text:p text:style-name="P6"/>
      <text:p text:style-name="P8"><text:span text:style-name="T2">11/ …P 96</text:span><text:tab/><text:tab/>Balance of March 1927<text:tab/><text:span text:style-name="T6">The </text:span><text:span text:style-name="T7">cotton market was slow</text:span><text:span text:style-name="T6"> during the </text:span><text:span text:style-name="T7">balance of March</text:span><text:span text:style-name="T6">, </text:span><text:span text:style-name="T7">but it did not decline, &amp; </text:span></text:p>
      <text:p text:style-name="P10"><text:tab/><text:tab/><text:tab/><text:tab/><text:tab/>RG was greatly encouraged.</text:p>
      <text:p text:style-name="P8"><text:span text:style-name="T2">11/ …P 96</text:span><text:span text:style-name="T7"><text:tab/><text:tab/></text:span><text:span text:style-name="T6">April 1927<text:tab/></text:span><text:span text:style-name="T7"><text:tab/><text:tab/></text:span><text:span text:style-name="T6">The </text:span><text:span text:style-name="T7">market was</text:span><text:span text:style-name="T6"> </text:span><text:span text:style-name="T7">slow again during April,</text:span><text:span text:style-name="T6"> but </text:span><text:span text:style-name="T7">prices were holding steady</text:span><text:span text:style-name="T6"> &amp; RG felt </text:span></text:p>
      <text:p text:style-name="P9"><text:soft-page-break/><text:tab/><text:tab/><text:tab/><text:tab/><text:tab/>encouraged that they did not decline.</text:p>
      <text:p text:style-name="P9"/>
      <text:p text:style-name="P6"><text:span text:style-name="T18">2/ …P 90, 91</text:span><text:span text:style-name="T19"><text:tab/>Tuesday, April 05 1927<text:tab/>We will have a lot of Big profits [in Cotton]…can buy Wheat &amp; Corn</text:span></text:p>
      <text:p text:style-name="P9"/>
      <text:p text:style-name="P15"/>
      <text:p text:style-name="P8"><text:span text:style-name="T2">12/ …P 96</text:span><text:tab/><text:tab/>Wednesday, April 20 1927<text:tab/><text:span text:style-name="T9">A flood started in the Mississippi Valley</text:span><text:span text:style-name="T6">. </text:span><text:span text:style-name="T7">The Spring was late &amp; planting delayed.</text:span></text:p>
      <text:p text:style-name="P21"><text:span text:style-name="T7">Cotton</text:span><text:span text:style-name="T7"> started to advance &amp; went up fast, ---</text:span></text:p>
      <text:p text:style-name="P6"/>
      <text:p text:style-name="P6"><text:span text:style-name="T2">13/ …P 96</text:span><text:tab/><text:tab/>Monday, April 25 1927<text:tab/><text:span text:style-name="T1">July Cotton had reached 15.40</text:span> --- RG’s profits were pilling up fast. </text:p>
      <text:p text:style-name="P6"><text:tab/><text:tab/><text:tab/><text:tab/><text:tab/>Marie also had a profit --- Mr K. held his &amp; profits were accumulating. </text:p>
      <text:p text:style-name="P8"><text:tab/><text:tab/><text:tab/><text:tab/><text:tab/><text:span text:style-name="T7">Mr K. congratulated RG on his </text:span><text:span text:style-name="T9">wonderful prediction that the flood came as he forecast</text:span><text:span text:style-name="T10">.</text:span><text:span text:style-name="T6"> </text:span></text:p>
      <text:p text:style-name="P8"><text:span text:style-name="T6"><text:tab/><text:tab/><text:tab/><text:tab/><text:tab/>Marie was watching the papers so she </text:span><text:span text:style-name="T7">wired</text:span><text:span text:style-name="T6"> RG as follows:</text:span></text:p>
      <text:p text:style-name="P23">YOU ARE A WONDER THE MARKET IS MAKING GOOD AND WE</text:p>
      <text:p text:style-name="P21"><text:span text:style-name="T6">ARE GOING TO WIN </text:span><text:span text:style-name="T7">I AM WITH YOU ALWAYS</text:span><text:span text:style-name="T6"> <text:s text:c="6"/>LOVE --- MARIE.</text:span></text:p>
      <text:p text:style-name="P6"/>
      <text:p text:style-name="P8"><text:span text:style-name="T2">14/ …P 97</text:span><text:tab/><text:tab/>Saturday, April 30 1927<text:tab/><text:span text:style-name="T6">The Lord has been good to us. Fortune is smiling on us. </text:span><text:span text:style-name="T7">Cotton is on its way up. </text:span></text:p>
      <text:p text:style-name="P21"><text:span text:style-name="T7">RG bought another 100 bales today </text:span><text:span text:style-name="T7">&amp; Mr. K. bought 500 bales more.</text:span></text:p>
      <text:p text:style-name="P15"/>
      <text:p text:style-name="P8"><text:span text:style-name="T2">20/ …P 97</text:span><text:span text:style-name="T1"><text:tab/><text:tab/><text:tab/><text:tab/><text:tab/></text:span><text:span text:style-name="T7">In a few weeks will be up around 17c a pound</text:span><text:span text:style-name="T6">, &amp; we will have </text:span></text:p>
      <text:p text:style-name="P8"><text:span text:style-name="T6"><text:tab/><text:tab/><text:tab/><text:tab/><text:tab/>a lot of money made...</text:span><text:span text:style-name="T13">…<text:tab/><text:tab/> [June 01 1927…July Cotton 16.98]</text:span></text:p>
      <text:p text:style-name="P6"/>
      <text:p text:style-name="P6"><text:bookmark-start text:name="OLE_LINK8"/><text:bookmark-start text:name="OLE_LINK7"/>…..P 97<text:tab/><text:tab/>Sunday, May 01 1927<text:tab/><text:tab/>Marie happy to know<text:span text:style-name="T1"> Cotton</text:span> moving RG’s way. </text:p>
      <text:p text:style-name="P20">Marie tells RG about a dream she had a few nights ago about leaving him, </text:p>
      <text:p text:style-name="P20">it seemed I left you in a mysterious way, &amp; came back just as mysterious.</text:p>
      <text:p text:style-name="P8"><text:bookmark-end text:name="OLE_LINK8"/><text:bookmark-end text:name="OLE_LINK7"/></text:p>
      <text:p text:style-name="P8">…..P 99<text:tab/><text:tab/>Sunday, May 01 1927<text:tab/><text:tab/><text:span text:style-name="T6">RG visits Amelia in the country. He found that Mr. K. had </text:span></text:p>
      <text:p text:style-name="P9"><text:tab/><text:tab/><text:tab/><text:tab/><text:tab/>been there --- told her of RG's success &amp; his faith in him. </text:p>
      <text:p text:style-name="P21"><text:span text:style-name="T6">Amelia was very happy when RG told her that </text:span><text:span text:style-name="T7">cotton was advancing &amp; </text:span></text:p>
      <text:p text:style-name="P21"><text:span text:style-name="T7">he was making money rapidly</text:span><text:span text:style-name="T6"> &amp; Mr. K. was making money; </text:span></text:p>
      <text:p text:style-name="P21"><text:span text:style-name="T6">---that </text:span><text:span text:style-name="T6">Marie had such great faith in RG that she had put up her </text:span></text:p>
      <text:p text:style-name="P21"><text:span text:style-name="T6">only $400.00 &amp; bought 100 bales of</text:span><text:span text:style-name="T7"> cotton</text:span><text:span text:style-name="T6"> &amp; now had a profit of about $1,000.00.</text:span></text:p>
      <text:p text:style-name="P20"/>
      <text:p text:style-name="P8"><text:span text:style-name="T2">15/ …P 101</text:span><text:tab/>Saturday, May 07 1927<text:tab/><text:span text:style-name="T6">The </text:span><text:span text:style-name="T9">week ending</text:span><text:span text:style-name="T7"> May 7th</text:span><text:span text:style-name="T6"> was the </text:span><text:span text:style-name="T7">greatest week in RG's life up to that time</text:span><text:span text:style-name="T6">. </text:span></text:p>
      <text:p text:style-name="P8"><text:span text:style-name="T7"><text:tab/><text:tab/><text:tab/><text:tab/><text:tab/>Cotton advanced rapidly</text:span><text:span text:style-name="T6"> </text:span><text:span text:style-name="T7">about $4.00 per bale,</text:span><text:span text:style-name="T6"> &amp; by </text:span><text:span text:style-name="T7">May 7th</text:span><text:span text:style-name="T6"> RG's profits were </text:span></text:p>
      <text:p text:style-name="P9"><text:tab/><text:tab/><text:tab/><text:tab/><text:tab/>about $2,500.00. Marie had a profit of over $1,000.00 on her 100 bales which RG bought for her, </text:p>
      <text:p text:style-name="P21"><text:span text:style-name="T6">&amp;</text:span><text:span text:style-name="T6"> Mr K. now had a profit of about $7,000.00.</text:span></text:p>
      <text:p text:style-name="P23"/>
      <text:p text:style-name="P8"><text:span text:style-name="T2">15/ …P 101</text:span><text:tab/>Saturday, May 07 1927<text:tab/><text:span text:style-name="T7">On Saturday morning, May 7th</text:span><text:span text:style-name="T6">, Mr. K called RG into his private office &amp; asked him </text:span></text:p>
      <text:p text:style-name="P8"><text:span text:style-name="T6"><text:tab/><text:tab/><text:tab/><text:tab/><text:tab/>if he knew what the</text:span><text:span text:style-name="T7"> cotton</text:span><text:span text:style-name="T6"> market was doing that morning.</text:span></text:p>
      <text:p text:style-name="P23">RG said he hadn't heard what the price was. Mr. K. told him that </text:p>
      <text:p text:style-name="P21"><text:span text:style-name="T7">July was now selling around 16 cents per pound</text:span><text:span text:style-name="T6">, &amp; that while he had some</text:span></text:p>
      <text:p text:style-name="P23">nice profits, the money was not the thing that counted with him, but the </text:p>
      <text:p text:style-name="P21"><text:span text:style-name="T7">fact that RG was right on the market</text:span><text:span text:style-name="T6"> made him happy ---</text:span></text:p>
      <text:p text:style-name="P21"><text:span text:style-name="T6">R</text:span><text:span text:style-name="T6">G then confided to Mr. K that he was very anxious to go to New York just as soon as possible. </text:span></text:p>
      <text:p text:style-name="P21"><text:span text:style-name="T6">He had been reading about the contemplated</text:span><text:span text:style-name="T6"> flights of the airplanes from </text:span></text:p>
      <text:p text:style-name="P23">New York across the Atlantic, &amp; he wanted to be in New York </text:p>
      <text:p text:style-name="P21"><text:span text:style-name="T6">by his birthday</text:span><text:span text:style-name="T6"> in June, 1927, because he figured by that time the airplanes would have crossed </text:span></text:p>
      <text:p text:style-name="P23">the Atlantic &amp; there would be great excitement in NY.</text:p>
      <text:p text:style-name="P23"/>
      <text:p text:style-name="P8">…..P102<text:tab/><text:tab/>Saturday, May 07 1927<text:tab/>RG wired Marie…EXPECT TO BE WITH YOU SUNDAY WILL COME OVER ON </text:p>
      <text:p text:style-name="P8"><text:tab/><text:tab/><text:tab/><text:tab/><text:tab/>AFTER-NOON TRAIN TODAY.</text:p>
      <text:p text:style-name="P21"><text:span text:style-name="T6">R</text:span><text:span text:style-name="T6">G arrived in Sherman, Texas, </text:span><text:span text:style-name="T7">Saturday evening</text:span><text:span text:style-name="T6">, &amp; Marie met him at the train.</text:span></text:p>
      <text:p text:style-name="P21"><text:span text:style-name="T6">Marie was overjoyed at RG’s success.</text:span><text:span text:style-name="T6"> They spent Saturday evening &amp; Sunday together…</text:span></text:p>
      <text:p text:style-name="P23">seemed to them the happiest days of their lives.</text:p>
      <text:p text:style-name="P9"/>
      <text:p text:style-name="P8"><text:span text:style-name="T6">…..</text:span><text:span text:style-name="T6">P103<text:tab/><text:tab/></text:span>Sunday, May 08 1927<text:span text:style-name="T6"><text:tab/>RG left for Texarkana on </text:span><text:span text:style-name="T7">Sunday afternoon, May 8th</text:span><text:span text:style-name="T6">, with Marie's promise that if </text:span></text:p>
      <text:p text:style-name="P9"><text:tab/><text:tab/><text:tab/><text:tab/><text:tab/>he decided to go to NY within a few weeks, they would make arrangements to elope </text:p>
      <text:p text:style-name="P8"><text:span text:style-name="T6"><text:tab/><text:tab/><text:tab/><text:tab/><text:tab/>&amp; </text:span><text:span text:style-name="T7">be married in St. Louis on their arrival there.</text:span></text:p>
      <text:p text:style-name="P23"/>
      <text:p text:style-name="P1">Foreword<text:tab/>Monday,<text:tab/>May 09 1927<text:tab/><text:tab/>First date in the book … [To show where it fits in the story]</text:p>
      <text:p text:style-name="P1"/>
      <text:p text:style-name="P8"><text:span text:style-name="T8">16/ …</text:span><text:span text:style-name="T8">P 103</text:span><text:span text:style-name="T6"><text:tab/>May 9 thru 18 1927<text:tab/><text:tab/></text:span><text:span text:style-name="T7">During the next ten days, cotton was slow &amp; reacted 40 to 50 points.</text:span><text:span text:style-name="T6"> </text:span></text:p>
      <text:p text:style-name="P9"><text:tab/><text:tab/><text:tab/><text:tab/><text:tab/>But this in no wise discouraged RG, ---</text:p>
      <text:p text:style-name="P11"/>
      <text:p text:style-name="P8"><text:span text:style-name="T8">17</text:span><text:span text:style-name="T8">/ …P 103</text:span><text:span text:style-name="T7"><text:tab/></text:span><text:span text:style-name="T6">Latter May-Early June</text:span><text:span text:style-name="T7"><text:tab/></text:span><text:span text:style-name="T6">RG felt sure that a </text:span><text:span text:style-name="T7">big advance</text:span><text:span text:style-name="T6"> was coming the </text:span><text:span text:style-name="T7">latter part of May &amp; during the early June.</text:span></text:p>
      <text:p text:style-name="P1"/>
      <text:p text:style-name="P8"><text:span text:style-name="T2">18/ …P 103/4</text:span><text:tab/>Thursday, May 19 1927<text:tab/><text:span text:style-name="T7">On May 19th, July cotton was again up around the 16 cent level.</text:span><text:span text:style-name="T6"> </text:span></text:p>
      <text:p text:style-name="P9"><text:tab/><text:tab/><text:tab/><text:tab/><text:tab/>RG felt that now was the time to start buying wheat &amp; corn. </text:p>
      <text:p text:style-name="P21"><text:span text:style-name="T6">He </text:span><text:span text:style-name="T7">wired</text:span><text:span text:style-name="T6"> his broker in NY to buy 10,000 July wheat &amp; 10,000 July corn, </text:span></text:p>
      <text:p text:style-name="P21"><text:span text:style-name="T7">&amp; to raise the stop loss order on his cotton</text:span><text:span text:style-name="T6"> </text:span></text:p>
      <text:p text:style-name="P23">&amp; also place a stop loss order on the wheat &amp; corn, to protect the broker &amp; himself.</text:p>
      <text:p text:style-name="P21"><text:span text:style-name="T6">The broker </text:span><text:span text:style-name="T7">wired</text:span><text:span text:style-name="T6"> that RG had bought 10,000 July wheat at 1.38 1/2 &amp; 10,000 July corn at 92 cents. </text:span></text:p>
      <text:p text:style-name="P3"/>
      <text:p text:style-name="P8">…..P104<text:tab/><text:tab/>Friday, May 20 1927<text:tab/><text:tab/><text:span text:style-name="T6">On May 20th RG bought 10,000 July corn at 92 1/2 cents for Marie's account.</text:span></text:p>
      <text:p text:style-name="P23"><text:soft-page-break/>He told Mr. K. that he figured wheat &amp; corn were now going to have a big advance, </text:p>
      <text:p text:style-name="P23">&amp; advised him to buy some, which he did.</text:p>
      <text:p text:style-name="P6"/>
      <text:p text:style-name="P8"><text:span text:style-name="T2">19/ …P 105</text:span><text:tab/>Saturday, May 21 1927<text:tab/><text:span text:style-name="T26">M</text:span><text:span text:style-name="T27">AY 21st</text:span><text:span text:style-name="T7"> was a</text:span><text:span text:style-name="T6"> </text:span><text:span text:style-name="T27">red-letter day</text:span><text:span text:style-name="T7"> in the life of RG</text:span><text:span text:style-name="T6">. </text:span></text:p>
      <text:p text:style-name="P8"><text:span text:style-name="T7"><text:tab/><text:tab/><text:tab/><text:tab/><text:tab/>Wheat, corn &amp; cotton all advanced to the highest levels of the season.</text:span><text:span text:style-name="T6"> </text:span></text:p>
      <text:p text:style-name="P21"><text:span text:style-name="T6">R</text:span><text:span text:style-name="T6">G had read reports in the paper that </text:span><text:span text:style-name="T7">Charles A. Lindbergh</text:span><text:span text:style-name="T6"> had </text:span></text:p>
      <text:p text:style-name="P24">started on his lone flight from NY to Paris.</text:p>
      <text:p text:style-name="P21"><text:span text:style-name="T6">The oper</text:span><text:span text:style-name="T6">ator said that nothing had come over the wire yet, </text:span></text:p>
      <text:p text:style-name="P23">but there had been a report that Lindbergh had passed over Ireland early that morning.</text:p>
      <text:p text:style-name="P21"><text:span text:style-name="T6">RG waited in the telegraph office until </text:span><text:span text:style-name="T7">about 5 P.M</text:span><text:span text:style-name="T6">. when a flash came over the wire that </text:span></text:p>
      <text:p text:style-name="P23">Lindbergh had landed in Paris.</text:p>
      <text:p text:style-name="P23"/>
      <text:p text:style-name="P8"><text:bookmark-start text:name="OLE_LINK10"/><text:bookmark-start text:name="OLE_LINK9"/>…..P105/6<text:span text:style-name="T6"> </text:span><text:bookmark-end text:name="OLE_LINK10"/><text:bookmark-end text:name="OLE_LINK9"/><text:span text:style-name="T6"><text:tab/><text:tab/><text:tab/></text:span><text:tab/><text:span text:style-name="T6">RG tendered his resignation to Mr. K to take place on </text:span><text:span text:style-name="T7">May 31, 1927.</text:span><text:span text:style-name="T6"> </text:span></text:p>
      <text:p text:style-name="P9"><text:tab/><text:tab/><text:tab/><text:tab/><text:tab/>RG thanked him for his kindness &amp; told him that be would feel free to call</text:p>
      <text:p text:style-name="P23">on him but that he felt he would never have to return to take up the position again.</text:p>
      <text:p text:style-name="P21"><text:span text:style-name="T7">In view of his discoveries of the cycles in the Bible, he could make money in the market</text:span><text:span text:style-name="T6">….</text:span></text:p>
      <text:p text:style-name="P14"/>
      <text:p text:style-name="P6"><text:span text:style-name="T2">19/ …P 106</text:span><text:tab/>Sunday, May 22 1927<text:tab/><text:tab/>RG wrote to Marie…<text:span text:style-name="T7">The past week</text:span><text:span text:style-name="T6"> has been a great one for us, </text:span><text:span text:style-name="T7">yesterday, the</text:span><text:span text:style-name="T6"> </text:span><text:span text:style-name="T27">21st,</text:span><text:span text:style-name="T7"> </text:span></text:p>
      <text:p text:style-name="P6"><text:span text:style-name="T7"><text:tab/><text:tab/><text:tab/><text:tab/><text:tab/>was the greatest day in history.</text:span><text:span text:style-name="T6"> </text:span></text:p>
      <text:p text:style-name="P20"><text:span text:style-name="T6">Lindbergh, the lone</text:span><text:span text:style-name="T6"> aviator, crossed the Atlantic &amp; landed safely in Paris.</text:span></text:p>
      <text:p text:style-name="P20"><text:span text:style-name="T7">Wheat, corn </text:span><text:span text:style-name="T7">&amp; cotton went up &amp; we made more money. Profits are piling up fast, </text:span><text:span text:style-name="T6">&amp; </text:span></text:p>
      <text:p text:style-name="P22">I will soon have plenty of money to build my airplane.</text:p>
      <text:p text:style-name="P20"/>
      <text:p text:style-name="P8">…..P106<text:span text:style-name="T6"> <text:tab/><text:tab/><text:tab/><text:tab/><text:tab/>I had a long talk with Mr. K yesterday afternoon after we received the news of Lindbergh's flight, </text:span></text:p>
      <text:p text:style-name="P8"><text:span text:style-name="T6"><text:tab/><text:tab/><text:tab/><text:tab/><text:tab/>&amp; resigned my position, to take place on </text:span><text:span text:style-name="T7">May 31st.</text:span><text:span text:style-name="T6"> </text:span></text:p>
      <text:p text:style-name="P21"><text:span text:style-name="T6">Expect to</text:span><text:span text:style-name="T6"> go to New York some time in the </text:span><text:span text:style-name="T7">early part of June</text:span><text:span text:style-name="T6">, &amp; of course I want to </text:span></text:p>
      <text:p text:style-name="P21"><text:span text:style-name="T7">take you with me as my wife</text:span><text:span text:style-name="T6">. </text:span></text:p>
      <text:p text:style-name="P21"><text:span text:style-name="T6">With the</text:span><text:span text:style-name="T6"> profits we now have made in the market, there will be no trouble about us getting </text:span></text:p>
      <text:p text:style-name="P23">along all right in New York </text:p>
      <text:p text:style-name="P23">&amp; I am sure that I am going to make a lot more money.</text:p>
      <text:p text:style-name="P20"/>
      <text:p text:style-name="P8"><text:span text:style-name="T8">20</text:span><text:span text:style-name="T8">/ …P 106/7</text:span><text:span text:style-name="T6"> <text:tab/>Early part of June 1927</text:span><text:span text:style-name="T7"><text:tab/></text:span><text:span text:style-name="T6">RG continues to Marie: ---</text:span><text:span text:style-name="T7">Cotton is going away up in the early part of June</text:span><text:span text:style-name="T6"> &amp; </text:span></text:p>
      <text:p text:style-name="P8"><text:span text:style-name="T6"><text:tab/><text:tab/><text:tab/><text:tab/><text:tab/>wheat is going very high in the latter part of </text:span><text:span text:style-name="T7">May &amp; early June.</text:span><text:span text:style-name="T6"> </text:span></text:p>
      <text:p text:style-name="P23">RG will sell out &amp; take some of his profits so we can get started in good shape. </text:p>
      <text:p text:style-name="P21"><text:span text:style-name="T6">Will see you next </text:span><text:span text:style-name="T7">Sunday </text:span><text:span text:style-name="T6">&amp; talk the matter over &amp; plan the best way.</text:span></text:p>
      <text:p text:style-name="P8"/>
      <text:p text:style-name="P8">…..P107<text:tab/><text:tab/><text:span text:style-name="T6">Week ending May 28</text:span><text:tab/><text:tab/><text:span text:style-name="T7">During the week ending May 28th, RG watched the markets very closely</text:span><text:span text:style-name="T6"> because </text:span></text:p>
      <text:p text:style-name="P8"><text:span text:style-name="T6"><text:tab/><text:tab/><text:tab/><text:tab/><text:tab/>he figured that </text:span><text:span text:style-name="T7">wheat &amp; corn</text:span><text:span text:style-name="T6"> would be </text:span><text:span text:style-name="T7">top around May 28th to June 1st.</text:span></text:p>
      <text:p text:style-name="P30">He wanted to sell out &amp; get the profits so that he could go to NY.</text:p>
      <text:p text:style-name="P6"/>
      <text:p text:style-name="P6"><text:span text:style-name="T2">21/ …P 107</text:span><text:tab/><text:span text:style-name="T25">**Saturday, May 28 1927</text:span><text:tab/><text:span text:style-name="T7">Cotton advanced to the highest level that week &amp; on Saturday, </text:span></text:p>
      <text:p text:style-name="P6"><text:span text:style-name="T7"><text:tab/><text:tab/><text:tab/><text:tab/><text:tab/>July was up to 16.40. RG had a profit of over $3,000.00 in his cotton.</text:span><text:span text:style-name="T6"> </text:span></text:p>
      <text:p text:style-name="P20"><text:span text:style-name="T6">RG sold out his July wheat on </text:span><text:span text:style-name="T7">May 28th</text:span><text:span text:style-name="T6"> at $1.50 &amp; sold the corn at $1.03 1/2, </text:span></text:p>
      <text:p text:style-name="P22">making about $2,300.00 profit. </text:p>
      <text:p text:style-name="P20"><text:span text:style-name="T6">This, together with his stock profits, gave him about</text:span><text:span text:style-name="T6"> $6,000.00. </text:span></text:p>
      <text:p text:style-name="P22">RG sold out Marie's corn at $1.03 1/2, making a profit of about $1,100.00 there. </text:p>
      <text:p text:style-name="P20"><text:span text:style-name="T6">Marie also had a profit of about $1,200.00 on the </text:span><text:span text:style-name="T7">cotton which she was still holding because </text:span></text:p>
      <text:p text:style-name="P20"><text:span text:style-name="T7">RG believed it was going higher.</text:span><text:span text:style-name="T6"> </text:span></text:p>
      <text:p text:style-name="P22">Marie's profit now amounted to about $2,300.00.</text:p>
      <text:p text:style-name="P21"><text:span text:style-name="T6">R</text:span><text:span text:style-name="T6">G was going to Sherman, Texas, on </text:span><text:span text:style-name="T7">Saturday afternoon, &amp; </text:span></text:p>
      <text:p text:style-name="P21"><text:span text:style-name="T7">Monday being Decoration Day</text:span><text:span text:style-name="T6">,</text:span><text:span text:style-name="T13"> [May 30 1927]</text:span><text:span text:style-name="T6"> he would not </text:span><text:span text:style-name="T7">return until Monday night.</text:span></text:p>
      <text:p text:style-name="P21"><text:span text:style-name="T7">Mr. K. told RG that he'd been buying more</text:span><text:span text:style-name="T6"> corn on the way up </text:span><text:span text:style-name="T7">&amp; more cotton;</text:span><text:span text:style-name="T6"> </text:span></text:p>
      <text:p text:style-name="P23">he had a profit of about $25,000.00, which was all due to RG's advice.</text:p>
      <text:p text:style-name="P8"/>
      <text:p text:style-name="P8">…..P108<text:tab/><text:tab/><text:tab/><text:tab/><text:tab/><text:span text:style-name="T6">Mr. K. told RG --- take the good news to Marie that he was going to give them a </text:span></text:p>
      <text:p text:style-name="P9"><text:tab/><text:tab/><text:tab/><text:tab/><text:tab/>wedding present of $10,000.00, which was less than half of the profits he had made.</text:p>
      <text:p text:style-name="P21"><text:span text:style-name="T7">Mr K.</text:span><text:span text:style-name="T7"> was going to continue to hold the cotton until RG thought it was time to sell.</text:span></text:p>
      <text:p text:style-name="P10"/>
      <text:p text:style-name="P8">…..P108<text:span text:style-name="T25"> <text:tab/><text:tab/></text:span>Saturday, May 28 1927<text:tab/><text:span text:style-name="T6">On the </text:span><text:span text:style-name="T7">afternoon of May 28th, </text:span><text:span text:style-name="T6">RG boarded a train for Sherman, Texas, </text:span></text:p>
      <text:p text:style-name="P9"><text:tab/><text:tab/><text:tab/><text:tab/><text:tab/>with the lightest heart that he had ever experienced in his life. </text:p>
      <text:p text:style-name="P21"><text:span text:style-name="T6">Now that his dream was</text:span><text:span text:style-name="T6"> really going to be realized, he was never so happy. </text:span></text:p>
      <text:p text:style-name="P23">He figured that with the money he had made &amp; with Marie's money, &amp; the $10,000.00 which Mr.K. <text:tab/>was going to give them, he'd have about $18,000.00 which would give him </text:p>
      <text:p text:style-name="P21"><text:span text:style-name="T7">capital to continue to speculate in the market</text:span><text:span text:style-name="T6"> &amp; money for his plans on his great airplane.</text:span></text:p>
      <text:p text:style-name="P23">As the train rolled across the plains of Texas &amp; RG watched the sun setting across the prairies </text:p>
      <text:p text:style-name="P21"><text:span text:style-name="T7">on that Saturday afternoon</text:span><text:span text:style-name="T6">, he dreamed of the day when he, like Lindbergh, </text:span></text:p>
      <text:p text:style-name="P23">would cross the country in his great airplane. </text:p>
      <text:p text:style-name="P21"><text:span text:style-name="T6">He could think of nothing else but </text:span><text:span text:style-name="T7">Lindbergh's great flight</text:span><text:span text:style-name="T6"> &amp; what it meant to the world.</text:span></text:p>
      <text:p text:style-name="P23">Marie welcomed RG with enthusiasm &amp; open arms. She was so proud of him &amp; </text:p>
      <text:p text:style-name="P21"><text:span text:style-name="T6">so happy that </text:span><text:span text:style-name="T7">he made good in the market.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<text:span text:style-name="T6">…..</text:span><text:span text:style-name="T6">P109<text:tab/><text:tab/><text:tab/><text:tab/><text:tab/></text:span><text:span text:style-name="T7">RG had been so thoughtful to buy cotton</text:span><text:span text:style-name="T6"> &amp; corn for Marie &amp; sold out the corn </text:span></text:p>
      <text:p text:style-name="P9"><text:tab/><text:tab/><text:tab/><text:tab/><text:tab/>with $1,100.00 profit. </text:p>
      <text:p text:style-name="P29"><text:span text:style-name="T6">Marie told RG that he was a wonder that he was one of the </text:span><text:span text:style-name="T7">greatest young men in the world &amp; </text:span></text:p>
      <text:p text:style-name="P29"><text:span text:style-name="T7">a genius</text:span><text:span text:style-name="T6">, &amp; that </text:span><text:span text:style-name="T7">he would be a greater man than Lindbergh when he was as old as Lindbergh</text:span><text:span text:style-name="T13">…. [Lindbergh born Feb-04-1902…= 25 years &amp; 106 days]</text:span></text:p>
      <text:p text:style-name="P8"><text:span text:style-name="T6"><text:tab/><text:tab/><text:tab/><text:tab/><text:tab/>RG told Marie that </text:span><text:span text:style-name="T7">on June 9</text:span><text:span text:style-name="T21">th</text:span><text:span text:style-name="T7">, he would be 21 years of age, &amp; </text:span></text:p>
      <text:p text:style-name="P10"><text:tab/><text:tab/><text:tab/><text:tab/><text:tab/>on that day he wanted to be married &amp; start on his career as a real man.</text:p>
      <text:p text:style-name="P21"><text:span text:style-name="T6">RG wanted Marie to go to NY with him, </text:span><text:span text:style-name="T7">starting Saturday June 4</text:span><text:span text:style-name="T21">th</text:span><text:span text:style-name="T7">, so they would arrive </text:span></text:p>
      <text:p text:style-name="P21"><text:span text:style-name="T7">on Sunday June 5</text:span><text:span text:style-name="T21">th</text:span><text:span text:style-name="T7">, in St. Louis, be married &amp; proceed immediately to NY.</text:span></text:p>
      <text:p text:style-name="P24"/>
      <text:p text:style-name="P11"/>
      <text:p text:style-name="P8"><text:span text:style-name="T8">20</text:span><text:span text:style-name="T8">/ …P 112</text:span><text:span text:style-name="T6"><text:tab/>June 1 or 2 <text:s/>1927</text:span><text:span text:style-name="T7"><text:tab/><text:tab/></text:span><text:span text:style-name="T6">RG told Mr K. that he figured </text:span><text:span text:style-name="T7">according to his cycle theory</text:span><text:span text:style-name="T6">, </text:span></text:p>
      <text:p text:style-name="P8"><text:span text:style-name="T7"><text:tab/><text:tab/><text:tab/><text:tab/><text:tab/>cotton</text:span><text:span text:style-name="T6"> </text:span><text:span text:style-name="T7">should be sold out about</text:span><text:span text:style-name="T6"> </text:span><text:span text:style-name="T7">June 1st or 2nd,</text:span><text:span text:style-name="T6"> </text:span><text:span text:style-name="T7">that there would be a reaction.</text:span><text:span text:style-name="T6"> </text:span></text:p>
      <text:p text:style-name="P23">RG had also figured that it was time to sell wheat &amp; corn for a reaction.</text:p>
      <text:p text:style-name="P23"/>
      <text:p text:style-name="P8"><text:span text:style-name="T8">20</text:span><text:span text:style-name="T8">/ …P 112</text:span><text:span text:style-name="T6"><text:tab/>Wednesday, June 01 1927</text:span><text:span text:style-name="T7"><text:tab/>On June 1st, RG sold out his July cotton at 16.80 &amp; also sold out Marie's cotton.</text:span><text:span text:style-name="T6"> </text:span></text:p>
      <text:p text:style-name="P9"><text:tab/><text:tab/><text:tab/><text:tab/><text:tab/>RG's profits &amp; capital together now amounted to $7,000.00.</text:p>
      <text:p text:style-name="P23">RG sold 25,000 July wheat at 1.48 1/2 &amp; 25,000 July corn at 1.06 1/2 on June 1st. </text:p>
      <text:p text:style-name="P21"><text:span text:style-name="T7">RG</text:span><text:span text:style-name="T7"> went down to the broker's office to watch the market for that week, </text:span></text:p>
      <text:p text:style-name="P24">he knew the next few days would be very important &amp; anxious days for him.</text:p>
      <text:p text:style-name="P24"/>
      <text:p text:style-name="P8"><text:span text:style-name="T8">20</text:span><text:span text:style-name="T8">/ …P 113</text:span><text:span text:style-name="T6"><text:tab/>Wednesday, June 01 1927 <text:tab/>Mr. K. had taken RG's advice &amp; gone short of wheat &amp; corn on </text:span><text:span text:style-name="T7">June 1st, </text:span></text:p>
      <text:p text:style-name="P8"><text:span text:style-name="T7"><text:tab/><text:tab/><text:tab/><text:tab/><text:tab/>after selling out his cotton.</text:span><text:span text:style-name="T6"> </text:span></text:p>
      <text:p text:style-name="P21"><text:span text:style-name="T7">Cotton</text:span><text:span text:style-name="T7"> declined from June 1st as RG figured it would.</text:span><text:span text:style-name="T6"> </text:span></text:p>
      <text:p text:style-name="P23"/>
      <text:p text:style-name="P8"><text:span text:style-name="T8">20/ …P</text:span><text:span text:style-name="T8"> 113</text:span><text:tab/>Saturday, June 04 1927 <text:tab/><text:span text:style-name="T6">On Saturday, June 4th, RG closed his short contract in July wheat at 1.43 &amp; his corn contract at 1.02. </text:span></text:p>
      <text:p text:style-name="P21"><text:span text:style-name="T6">He had made a profit of over $2,000.00 on wheat which</text:span><text:span text:style-name="T6"> brought his capital up to $9,000.00. </text:span></text:p>
      <text:p text:style-name="P23">RG told Mr. K. on Saturday morning that he was going to buy in his wheat &amp; corn, </text:p>
      <text:p text:style-name="P23">because he was getting ready to go away that afternoon </text:p>
      <text:p text:style-name="P23">&amp; was not going to make any more trades until he had arrived in NY.</text:p>
      <text:p text:style-name="P21"><text:span text:style-name="T6">Mr. K</text:span><text:span text:style-name="T6">. had sold wheat &amp; corn heavily &amp; had made over $50,000.00 since he started </text:span></text:p>
      <text:p text:style-name="P23">to follow RG's advice.</text:p>
      <text:p text:style-name="P21"><text:span text:style-name="T6">Mr K.</text:span><text:span text:style-name="T6"> made back all the money he had lost in the slump in oil stocks in 1919 &amp; was </text:span></text:p>
      <text:p text:style-name="P23">very grateful to RG. </text:p>
      <text:p text:style-name="P23">Mr K. handed RG NY exchange for $10,000.00 as a wedding present.</text:p>
      <text:p text:style-name="P21"><text:span text:style-name="T6">RG told Mr. K.</text:span><text:span text:style-name="T6"> that he made over $4,000.00 for Marie on her little capital </text:span></text:p>
      <text:p text:style-name="P23">of $400.00 with which she had started.</text:p>
      <text:p text:style-name="P9"/>
      <text:p text:style-name="P8"><text:span text:style-name="T6">…..P114<text:tab/><text:tab/><text:tab/><text:tab/><text:tab/>This was the first time Mr. K had heard about </text:span><text:span text:style-name="T7">Marie putting up $400.00 to buy cotton.</text:span></text:p>
      <text:p text:style-name="P30">Mr. K told RG she was the kind of a woman to marry, the one who believed in him &amp; </text:p>
      <text:p text:style-name="P30">would back him with her money &amp; everything else.</text:p>
      <text:p text:style-name="P23"/>
      <text:p text:style-name="P8">…..P115<text:tab/><text:tab/>Sat., June 04 1927…7 PM<text:tab/><text:span text:style-name="T6">After buying his ticket on the Sunshine Special, RG went over to the Huckins Hotel &amp; </text:span></text:p>
      <text:p text:style-name="P9"><text:tab/><text:tab/><text:tab/><text:tab/><text:tab/>met Mr. K. for a final conference &amp; to say good-bye.</text:p>
      <text:p text:style-name="P21">[Conference at Huckins Hotel]…RG told Mr. K. he figured it would be time to </text:p>
      <text:p text:style-name="P21"><text:span text:style-name="T1">buy cotton on a little</text:span> <text:span text:style-name="T1">reaction Monday morning,</text:span> also <text:span text:style-name="T1">time to buy wheat again</text:span></text:p>
      <text:p text:style-name="P21"><text:span text:style-name="T6">M</text:span><text:span text:style-name="T6">r. K. assured him that he was going to plunge on his profits, &amp; if he lost money now, </text:span></text:p>
      <text:p text:style-name="P21"><text:span text:style-name="T6">it would be out of profits</text:span><text:span text:style-name="T28">.</text:span></text:p>
      <text:p text:style-name="P21"><text:span text:style-name="T6">Mr K. was going </text:span><text:span text:style-name="T6">to get into the market &amp; try to make a lot more money before he went to NY. </text:span></text:p>
      <text:p text:style-name="P21"><text:span text:style-name="T6">R</text:span><text:span text:style-name="T6">G said that he intended to </text:span><text:span text:style-name="T7">wire</text:span><text:span text:style-name="T6"> his broker from St. Louis to</text:span><text:span text:style-name="T7"> buy cotton </text:span><text:span text:style-name="T6">&amp; wheat</text:span><text:span text:style-name="T7"> </text:span></text:p>
      <text:p text:style-name="P24">for him on Monday morning.</text:p>
      <text:p text:style-name="P2"/>
      <text:p text:style-name="P2">…..P118<text:tab/><text:tab/>Sunday, June 05 1927<text:tab/>Marie disappears on the train, as her dream predicted… </text:p>
      <text:p text:style-name="P2"><text:tab/><text:tab/><text:tab/><text:tab/><text:tab/>[inserted to show where the date fits the story]</text:p>
      <text:p text:style-name="P2"/>
      <text:p text:style-name="P8">…..P120<text:tab/><text:tab/><text:tab/><text:tab/><text:tab/><text:span text:style-name="T6">June 5, 1927 -- 3 A.M……..DEAREST ROBERT:<text:tab/></text:span><text:span text:style-name="T13">[Mysterious Disappearance/Letter]</text:span></text:p>
      <text:p text:style-name="P21"><text:span text:style-name="T6">According to your faith, be </text:span><text:span text:style-name="T7">I</text:span><text:span text:style-name="T6"> unto you. <text:tab/><text:tab/></text:span><text:span text:style-name="T13">[Matt 9:29…Gann replaced </text:span><text:span text:style-name="T14">“it”</text:span><text:span text:style-name="T13"> with ‘I’]</text:span></text:p>
      <text:p text:style-name="P21"><text:span text:style-name="T6">Love will always</text:span><text:span text:style-name="T6"> have faith, understand &amp; wait. </text:span></text:p>
      <text:p text:style-name="P23">Time proves all things.</text:p>
      <text:p text:style-name="P23">You will get everything you want. </text:p>
      <text:p text:style-name="P21"><text:span text:style-name="T6">I will come to you when I</text:span><text:span text:style-name="T6"> mean the most &amp; your need for love is the greatest.</text:span></text:p>
      <text:p text:style-name="P23">Lovingly always………MARIE.</text:p>
      <text:p text:style-name="P2"/>
      <text:p text:style-name="P8">…..P139<text:span text:style-name="T19"> <text:tab/><text:tab/></text:span>Sunday, June 05 1927<text:span text:style-name="T19"><text:tab/><text:tab/></text:span><text:span text:style-name="T6">RG decided to call Mr. K on the </text:span><text:span text:style-name="T7">long distance 'phone</text:span><text:span text:style-name="T6"> at his office in Texarkana &amp; </text:span></text:p>
      <text:p text:style-name="P8"><text:span text:style-name="T6"><text:tab/><text:tab/><text:tab/><text:tab/><text:tab/>soon </text:span><text:span text:style-name="T7">got him on the wire.</text:span><text:span text:style-name="T6"> </text:span></text:p>
      <text:p text:style-name="P21"><text:span text:style-name="T6">Mr. K</text:span><text:span text:style-name="T6"> said that he had gone to see Marie’s father, Mr. Stanton, </text:span></text:p>
      <text:p text:style-name="P23">soon after RG’s telephone message Sunday afternoon </text:p>
      <text:p text:style-name="P21"><text:span text:style-name="T6">&amp;</text:span><text:span text:style-name="T6"> had told Mr. Stanton of RG’s success since he had been with his firm; <text:s/></text:span></text:p>
      <text:p text:style-name="P23">how hard RG had studied &amp; planned &amp; </text:p>
      <text:p text:style-name="P21"><text:span text:style-name="T7">how he had figured out the cotton &amp; grain markets</text:span><text:span text:style-name="T6"> &amp; the large amount of money that </text:span></text:p>
      <text:p text:style-name="P23">he had made on such a small capital. </text:p>
      <text:p text:style-name="P21"><text:span text:style-name="T6">Mr. K</text:span><text:span text:style-name="T6"> confided to Mr. Stanton the secret of how Marie had saved up her money &amp; </text:span></text:p>
      <text:p text:style-name="P21"><text:soft-page-break/><text:span text:style-name="T6">how much money RG had made on the $400.00</text:span><text:span text:style-name="T6"> which he had invested for her.</text:span></text:p>
      <text:p text:style-name="P8"/>
      <text:p text:style-name="P8"><text:span text:style-name="T2">22/ …P 148</text:span> <text:tab/>Monday, June 06 1927<text:tab/>MR K. had followed RG’s advice &amp; <text:span text:style-name="T1">bought Wheat &amp; Cotton on Monday afternoon </text:span></text:p>
      <text:p text:style-name="P21"><text:span text:style-name="T6">&amp; </text:span><text:span text:style-name="T6">RG told him that he was going to </text:span><text:span text:style-name="T7">buy the next morning at the Opening.</text:span></text:p>
      <text:p text:style-name="P8"/>
      <text:p text:style-name="P8">…..P145<text:tab/><text:tab/>Mon-Tues June 6/7 <text:s/>1927<text:tab/><text:span text:style-name="T6">RG knew that he had intended to </text:span><text:span text:style-name="T7">go into the market again on Monday or Tuesday</text:span><text:span text:style-name="T6">, </text:span></text:p>
      <text:p text:style-name="P9"><text:tab/><text:tab/><text:tab/><text:tab/><text:tab/>but the thought came to him – </text:p>
      <text:p text:style-name="P21"><text:span text:style-name="T6">What good would money</text:span><text:span text:style-name="T6"> do now, without Marie? </text:span></text:p>
      <text:p text:style-name="P23">However, he remembered her letter saying, “According to your faith, be I unto you.”</text:p>
      <text:p text:style-name="P2"/>
      <text:p text:style-name="P8"><text:span text:style-name="T2">22/ …P 145</text:span><text:tab/>Monday, June 06 1927<text:tab/>RG bought the <text:span text:style-name="T1">evening</text:span> paper &amp; looked over the financial page &amp; noted that </text:p>
      <text:p text:style-name="P8"><text:span text:style-name="T1"><text:tab/><text:tab/><text:tab/><text:tab/><text:tab/>cotton had gone down</text:span> <text:span text:style-name="T1">as he had figured it would.</text:span></text:p>
      <text:p text:style-name="P8"><text:tab/><text:tab/><text:tab/><text:tab/><text:tab/><text:span text:style-name="T6">The </text:span><text:span text:style-name="T7">following day was the</text:span><text:span text:style-name="T6"> </text:span><text:span text:style-name="T1">Time that his forecast indicated that it would strike bottom,</text:span> </text:p>
      <text:p text:style-name="P8"><text:tab/><text:tab/><text:tab/><text:tab/><text:tab/>RG must <text:span text:style-name="T1">buy some cotton,</text:span> both for <text:span text:style-name="T1">his account &amp; for Marie’s.</text:span></text:p>
      <text:p text:style-name="P21">Wheat had also declined, RG felt that it was time to buy wheat for another advance </text:p>
      <text:p text:style-name="P21">as his cycle indicated an <text:span text:style-name="T1">up-trend to run for the next ten days.</text:span></text:p>
      <text:p text:style-name="P8"/>
      <text:p text:style-name="P8">…..P146<text:tab/><text:tab/><text:tab/><text:tab/><text:tab/>The <text:span text:style-name="T1">markets in Wheat, Cotton,</text:span> Major Motors &amp; Right Aeroplane were </text:p>
      <text:p text:style-name="P13"><text:tab/><text:tab/><text:tab/><text:tab/><text:tab/>all doing just exactly as RG had calculated they would.</text:p>
      <text:p text:style-name="P13"/>
      <text:p text:style-name="P8"><text:span text:style-name="T2">23/ …P 151/2</text:span><text:tab/>Tuesday, June 07 1927<text:tab/><text:span text:style-name="T6">RG slept better that night because he was </text:span><text:span text:style-name="T7">looking forward to Tuesday, </text:span></text:p>
      <text:p text:style-name="P8"><text:span text:style-name="T7"><text:tab/><text:tab/><text:tab/><text:tab/><text:tab/>the 7th day of the month.</text:span><text:span text:style-name="T6"> He had learned that </text:span><text:span text:style-name="T7">the "7th" was a sacred day</text:span><text:span text:style-name="T6">, &amp; </text:span></text:p>
      <text:p text:style-name="P9"><text:tab/><text:tab/><text:tab/><text:tab/><text:tab/>had often talked to Marie about the number 7, &amp; the number of times it is spoken of in the Bible. </text:p>
      <text:p text:style-name="P21"><text:span text:style-name="T6">How God had</text:span><text:span text:style-name="T6"> blessed the </text:span><text:span text:style-name="T7">7th day &amp; made it the Sabbath;</text:span><text:span text:style-name="T6"> </text:span></text:p>
      <text:p text:style-name="P21"><text:span text:style-name="T6">how many</text:span><text:span text:style-name="T6"> things had come to pass on the </text:span><text:span text:style-name="T7">7th day of the 7</text:span><text:span text:style-name="T21">th</text:span><text:span text:style-name="T7"> month, or the 7th year</text:span><text:span text:style-name="T6"> </text:span></text:p>
      <text:p text:style-name="P23">referred to in the Bible. </text:p>
      <text:p text:style-name="P21"><text:span text:style-name="T6">In</text:span><text:span text:style-name="T6"> some way he felt that on this day news would come from Marie &amp; </text:span></text:p>
      <text:p text:style-name="P23">he hoped that it would be good.</text:p>
      <text:p text:style-name="P23"/>
      <text:p text:style-name="P8"><text:span text:style-name="T2">23/ …P 152</text:span><text:span text:style-name="T1"><text:tab/></text:span> Tuesday, June 07 1927<text:tab/><text:span text:style-name="T6">RG awoke on </text:span><text:span text:style-name="T7">Tuesday morning</text:span><text:span text:style-name="T6"> feeling much better, had his breakfast early, </text:span></text:p>
      <text:p text:style-name="P9"><text:tab/><text:tab/><text:tab/><text:tab/><text:tab/>bought the newspaper &amp; read all about the receptions being planned for </text:p>
      <text:p text:style-name="P9"><text:tab/><text:tab/><text:tab/><text:tab/><text:tab/>Colonel Lindbergh &amp; again the wish stole into his heart &amp; </text:p>
      <text:p text:style-name="P9"><text:tab/><text:tab/><text:tab/><text:tab/><text:tab/>the hope was revived that in some way Marie might be with him when Lindbergh arrived in NY.</text:p>
      <text:p text:style-name="P23"/>
      <text:p text:style-name="P8"><text:span text:style-name="T2">23/ …P 147</text:span><text:tab/>Tuesday, June 07 1927<text:span text:style-name="T6"><text:tab/>RG sent a </text:span><text:span text:style-name="T7">telegram</text:span><text:span text:style-name="T6"> to his broker to buy </text:span><text:span text:style-name="T7">500 bales of October Cotton &amp; </text:span></text:p>
      <text:p text:style-name="P10"><text:tab/><text:tab/><text:tab/><text:tab/><text:tab/>500 bales of December Cotton at the Opening on Tuesday morning.</text:p>
      <text:p text:style-name="P21"><text:span text:style-name="T6">He also ordered him to buy </text:span><text:span text:style-name="T6">100,000 bushels of July Wheat ---</text:span></text:p>
      <text:p text:style-name="P24"/>
      <text:p text:style-name="P8"><text:span text:style-name="T8">23</text:span><text:span text:style-name="T8">/ …P 152</text:span><text:span text:style-name="T6"> <text:tab/></text:span>Tuesday, June 07 1927<text:span text:style-name="T6"><text:tab/>Later in the day RG </text:span><text:span text:style-name="T7">received telegrams</text:span><text:span text:style-name="T6"> at his hotel from his broker, </text:span></text:p>
      <text:p text:style-name="P8"><text:span text:style-name="T7"><text:tab/><text:tab/><text:tab/><text:tab/><text:tab/>advising of the purchase of October &amp; December cotton </text:span><text:span text:style-name="T6">&amp;</text:span><text:span text:style-name="T6"> also the purchase of July wheat.</text:span></text:p>
      <text:p text:style-name="P23"/>
      <text:p text:style-name="P8"><text:span text:style-name="T2">23/ …P 156</text:span><text:tab/>Tuesday, June 07 1927 <text:tab/><text:span text:style-name="T1">THAT afternoon, after 3 PM,</text:span> when the afternoon newspapers were out, </text:p>
      <text:p text:style-name="P8"><text:tab/><text:tab/><text:tab/><text:tab/><text:tab/>RG bought a paper &amp; found that <text:span text:style-name="T1">cotton &amp; wheat had advanced many points</text:span> </text:p>
      <text:p text:style-name="P27">RG now had a nice profit on the purchases made that morning.</text:p>
      <text:p text:style-name="P21"><text:span text:style-name="T6">Indeed, the gods of good fortune</text:span><text:span text:style-name="T6"> &amp; finance were smiling on RG, but the Goddess of Love </text:span></text:p>
      <text:p text:style-name="P23">was frowning &amp; he must have patience. </text:p>
      <text:p text:style-name="P21"><text:span text:style-name="T6">As</text:span><text:span text:style-name="T6"> the sun was slowly setting &amp; the day was waning, RG watched in sadness because </text:span></text:p>
      <text:p text:style-name="P23">no news had come from Marie.</text:p>
      <text:p text:style-name="P23"/>
      <text:p text:style-name="P8"><text:bookmark-start text:name="OLE_LINK12"/><text:bookmark-start text:name="OLE_LINK11"/>…..P157 <text:bookmark-end text:name="OLE_LINK12"/><text:bookmark-end text:name="OLE_LINK11"/><text:tab/><text:tab/>Wednesday, June 08 1927 <text:tab/><text:span text:style-name="T6">RG arose early on </text:span><text:span text:style-name="T7">Wednesday morning, June 8th</text:span><text:span text:style-name="T6">, hastened to the newspaper offices &amp; </text:span></text:p>
      <text:p text:style-name="P9"><text:tab/><text:tab/><text:tab/><text:tab/><text:tab/>placed the personal notices to appear the following day. </text:p>
      <text:p text:style-name="P21"><text:span text:style-name="T6">When he returned to his hotel, for the first time since Sunday he thought of</text:span><text:span text:style-name="T7"> his birthday, </text:span></text:p>
      <text:p text:style-name="P24">June 9th, when he would be 21 years of age. </text:p>
      <text:p text:style-name="P21"><text:span text:style-name="T6">When he thought of this a great</text:span><text:span text:style-name="T6"> hope came into his mind. </text:span></text:p>
      <text:p text:style-name="P21"><text:span text:style-name="T6">He decided that Marie, for </text:span><text:span text:style-name="T7">some unknown reason, was hiding until his birthday</text:span></text:p>
      <text:p text:style-name="P21"><text:span text:style-name="T6">&amp;</text:span><text:span text:style-name="T6"> intended that they should be married on that day &amp; she was going to be his birthday present.</text:span></text:p>
      <text:p text:style-name="P23"/>
      <text:p text:style-name="P8"><text:span text:style-name="T2">24/ …P 161</text:span><text:tab/>Thursday, June 09 1927<text:tab/><text:span text:style-name="T1">RG’s 21</text:span><text:span text:style-name="T23">st</text:span><text:span text:style-name="T1"> Birthday</text:span> --- <text:span text:style-name="T1">RG arose early on June 9</text:span><text:span text:style-name="T23">th</text:span><text:span text:style-name="T1">.</text:span></text:p>
      <text:p text:style-name="P8"><text:tab/><text:tab/><text:tab/><text:tab/><text:tab/>RG decided to go down to a Brokerage office &amp; see how the market opened.</text:p>
      <text:p text:style-name="P27">Cotton &amp; wheat had advanced the day before &amp; cotton opened higher &amp; was </text:p>
      <text:p text:style-name="P21"><text:span text:style-name="T1">strong this morning</text:span>, &amp; wheat was also holding up well.</text:p>
      <text:p text:style-name="P21">I am making <text:span text:style-name="T1">money fast now in wheat &amp; cotton</text:span> &amp; will soon be making money in stocks.</text:p>
      <text:p text:style-name="P21"><text:span text:style-name="T6">RG</text:span><text:span text:style-name="T6"> figured up his </text:span><text:span text:style-name="T7">profits on Cotton, </text:span><text:span text:style-name="T6">Wheat &amp; Stocks &amp; </text:span><text:span text:style-name="T7">on this birthday</text:span><text:span text:style-name="T6"> he was worth $30,000.</text:span></text:p>
      <text:p text:style-name="P21"><text:span text:style-name="T6">Somehow he had a feeling that just about </text:span><text:span text:style-name="T7">11 or 12 o'clock that day</text:span><text:span text:style-name="T6"> Marie would call </text:span></text:p>
      <text:p text:style-name="P23">at the hotel or he would have some good news from her.</text:p>
      <text:p text:style-name="P23"/>
      <text:p text:style-name="P8">…..P162 <text:tab/><text:tab/><text:tab/><text:tab/><text:tab/><text:span text:style-name="T6">RG explains that without Marie, money meant nothing to him.</text:span></text:p>
      <text:p text:style-name="P23">He would gladly give every cent of it to have Marie as a birthday present.</text:p>
      <text:p text:style-name="P21"><text:span text:style-name="T6">RG decided to </text:span><text:span text:style-name="T7">forget about the market as everything was moving along his way</text:span><text:span text:style-name="T6"> &amp; </text:span></text:p>
      <text:p text:style-name="P23">returned to the hotel to wait for news of Marie.</text:p>
      <text:p text:style-name="P23"/>
      <text:p text:style-name="P8"><text:span text:style-name="T2">24/ …P 171</text:span><text:tab/>Thursday, June 09 1927<text:tab/><text:span text:style-name="T6">RG bought </text:span><text:span text:style-name="T7">evening</text:span><text:span text:style-name="T6"> newspapers &amp; looked over the Financial Page; noted that </text:span></text:p>
      <text:p text:style-name="P10"><text:tab/><text:tab/><text:tab/><text:tab/><text:tab/>cotton, wheat &amp; corn had advanced that day. </text:p>
      <text:p text:style-name="P23">RG’s birthday had indeed been a success, financially, &amp; his 21st birthday found him on </text:p>
      <text:p text:style-name="P23"><text:soft-page-break/>top of the world, but this was not what counted with RG.</text:p>
      <text:p text:style-name="P9"/>
      <text:p text:style-name="P9"/>
      <text:p text:style-name="P8"><text:span text:style-name="T2">25/ …P 171/2</text:span><text:span text:style-name="T1"><text:tab/></text:span>Friday, June 10 1927<text:tab/><text:tab/><text:span text:style-name="T6">RG </text:span><text:span text:style-name="T7">called up</text:span><text:span text:style-name="T6"> the broker's office to</text:span><text:span text:style-name="T7"> find out how cotton &amp; wheat were that morning</text:span><text:span text:style-name="T6"> &amp; </text:span></text:p>
      <text:p text:style-name="P8"><text:span text:style-name="T6"><text:tab/><text:tab/><text:tab/><text:tab/><text:tab/>found that </text:span><text:span text:style-name="T7">they were strong &amp; higher.</text:span><text:span text:style-name="T6"> </text:span></text:p>
      <text:p text:style-name="P21"><text:span text:style-name="T6">His calculations</text:span><text:span text:style-name="T6"> showed that </text:span><text:span text:style-name="T7">wheat &amp; cotton should be top for a reaction on June 10th</text:span><text:span text:style-name="T6"> </text:span></text:p>
      <text:p text:style-name="P21"><text:span text:style-name="T6">so he </text:span><text:span text:style-name="T7">wired</text:span><text:span text:style-name="T6"> his broker in NY to </text:span><text:span text:style-name="T7">sell out his wheat &amp; cotton</text:span><text:span text:style-name="T6">.</text:span></text:p>
      <text:p text:style-name="P21"><text:span text:style-name="T6">Corn was down that morning</text:span><text:span text:style-name="T6">, so he </text:span><text:span text:style-name="T7">telegraphed</text:span><text:span text:style-name="T6"> the broker to buy 20,000 bushels of </text:span></text:p>
      <text:p text:style-name="P21"><text:span text:style-name="T6">September corn</text:span><text:span text:style-name="T7">.</text:span><text:span text:style-name="T6"> After sending this </text:span><text:span text:style-name="T7">telegram</text:span><text:span text:style-name="T6">, ---</text:span></text:p>
      <text:p text:style-name="P23"/>
      <text:p text:style-name="P8">…..P180<text:tab/><text:tab/><text:tab/><text:tab/><text:tab/><text:span text:style-name="T6">The big reception for </text:span><text:span text:style-name="T9">Colonel </text:span><text:span text:style-name="T6">Charles A. Lindbergh was planned &amp; would take place in </text:span></text:p>
      <text:p text:style-name="P8"><text:span text:style-name="T6"><text:tab/><text:tab/><text:tab/><text:tab/><text:tab/>NY on </text:span><text:span text:style-name="T7">Monday, June 13th,</text:span><text:span text:style-name="T6"> &amp; RG wanted to be there, but every time he thought of anything </text:span></text:p>
      <text:p text:style-name="P9"><text:tab/><text:tab/><text:tab/><text:tab/><text:tab/>that would give him happiness or pleasure, he thought of Marie &amp; knew that without her </text:p>
      <text:p text:style-name="P9"><text:tab/><text:tab/><text:tab/><text:tab/><text:tab/>it would not mean as much to him. </text:p>
      <text:p text:style-name="P21"><text:span text:style-name="T6">Still he hoped</text:span><text:span text:style-name="T6"> Marie might appear or that some news of her might be received before he left. </text:span></text:p>
      <text:p text:style-name="P21"><text:span text:style-name="T6">RG wanted to see </text:span><text:span text:style-name="T9">Captain</text:span><text:span text:style-name="T6"> Lindbergh &amp; his plane, “The Spirit of St. Louis,” for he was dreaming </text:span></text:p>
      <text:p text:style-name="P23">of the day when he would complete his own great plane according to Ezekiel’s plan. </text:p>
      <text:p text:style-name="P21"><text:span text:style-name="T6">RG went to his room &amp; spent the </text:span><text:span text:style-name="T7">balance of the day</text:span><text:span text:style-name="T6"> </text:span><text:span text:style-name="T7">reading the Bible &amp; </text:span></text:p>
      <text:p text:style-name="P24">working out future cycles on wars.</text:p>
      <text:p text:style-name="P21"><text:span text:style-name="T6">Figured that </text:span><text:span text:style-name="T7">great opportunities would come for making money in the </text:span></text:p>
      <text:p text:style-name="P21"><text:span text:style-name="T7">Stock &amp; Commodity markets</text:span><text:span text:style-name="T6">, &amp; that he was going to make a great financial success &amp; </text:span></text:p>
      <text:p text:style-name="P23">carry out his plans.</text:p>
      <text:p text:style-name="P8"/>
      <text:p text:style-name="P8">…..P181<text:tab/><text:tab/>Saturday, June 11 1927<text:tab/>Mr K. arrives in St Louis, RG met him at Union Station, </text:p>
      <text:p text:style-name="P8"><text:tab/><text:tab/><text:tab/><text:tab/><text:tab/>boards the train &amp; in about 1 hour they are on their way to NY.</text:p>
      <text:p text:style-name="P21"><text:span text:style-name="T6">Mr. K</text:span><text:span text:style-name="T6">. said he was </text:span><text:span text:style-name="T7">anxious for RG &amp; WK to be together again &amp; believed it was for the best.</text:span><text:span text:style-name="T6"> </text:span></text:p>
      <text:p text:style-name="P21"><text:span text:style-name="T6">RG told Mr K. that he had been </text:span><text:span text:style-name="T7">making money in wheat &amp; cotton</text:span><text:span text:style-name="T6"> &amp; that </text:span></text:p>
      <text:p text:style-name="P23">Right Aeroplane was moving his way;</text:p>
      <text:p text:style-name="P21"><text:span text:style-name="T6">Mr.</text:span><text:span text:style-name="T6"> K. expressed his continued faith in RG’s ability &amp; told him that he was going to </text:span></text:p>
      <text:p text:style-name="P23">follow him on the market.</text:p>
      <text:p text:style-name="P29"><text:span text:style-name="T6">Mr K. further advised RG…</text:span><text:span text:style-name="T7">get down to business, study the Bible, work on his inventions &amp; leave the matter of Marie’s return to the Lord</text:span><text:span text:style-name="T6">, trusting &amp; believing in Him who knoweth &amp; </text:span></text:p>
      <text:p text:style-name="P30">doeth all things well. RG, you &amp; Lindbergh are peptomists.</text:p>
      <text:p text:style-name="P9"/>
      <text:p text:style-name="P8">…..P182<text:tab/><text:tab/><text:tab/><text:tab/><text:tab/><text:span text:style-name="T6">Work is the only thing to drown your sorrows. If you go to work, </text:span></text:p>
      <text:p text:style-name="P9"><text:tab/><text:tab/><text:tab/><text:tab/><text:tab/>complete your inventions &amp; continue to study, your troubles will disappear.</text:p>
      <text:p text:style-name="P30">Love is the great power behind the universe &amp; it is the greatest of all powers.</text:p>
      <text:p text:style-name="P30"/>
      <text:p text:style-name="P8">…..P182/3<text:tab/><text:tab/><text:tab/><text:tab/><text:tab/><text:span text:style-name="T6">RG then showed a poem on “Love” which he had written to Marie &amp; one, </text:span></text:p>
      <text:p text:style-name="P9"><text:tab/><text:tab/><text:tab/><text:tab/><text:tab/>“The Garden of Love,” which he had written at the time he &amp; Marie had </text:p>
      <text:p text:style-name="P8"><text:span text:style-name="T6"><text:tab/><text:tab/><text:tab/><text:tab/><text:tab/>their first break in 1926.<text:tab/><text:tab/><text:tab/></text:span><text:span text:style-name="T13">[p 35/36…</text:span><text:span text:style-name="T14">Marie</text:span><text:span text:style-name="T13"> inspired </text:span><text:span text:style-name="T14">“IT”</text:span><text:span text:style-name="T13">]</text:span></text:p>
      <text:p text:style-name="P19"/>
      <text:p text:style-name="P8">…..P183<text:tab/><text:tab/><text:tab/><text:tab/><text:tab/><text:span text:style-name="T6">RG talked of how he had read the </text:span><text:span text:style-name="T7">Bible where it said that there eventually would be </text:span><text:span text:style-name="T9">one God</text:span><text:span text:style-name="T7"> </text:span></text:p>
      <text:p text:style-name="P24">&amp; one united people &amp; that Love would rule the world.</text:p>
      <text:p text:style-name="P24"/>
      <text:p text:style-name="P8"><text:bookmark-start text:name="OLE_LINK14"/><text:bookmark-start text:name="OLE_LINK13"/>…..P184<text:bookmark-end text:name="OLE_LINK14"/><text:bookmark-end text:name="OLE_LINK13"/><text:tab/><text:tab/><text:tab/><text:tab/><text:tab/><text:span text:style-name="T7">Captain Lindberg’s flight confirms my studies &amp; forecasts of the future.</text:span></text:p>
      <text:p text:style-name="P21"><text:span text:style-name="T6">Aviation will be developed </text:span><text:span text:style-name="T6">rapidly &amp; nations will want to try these new </text:span></text:p>
      <text:p text:style-name="P23">discoveries &amp; inventions to conquer other nations, &amp; war is inevitable. </text:p>
      <text:p text:style-name="P21"><text:span text:style-name="T6">The Bible prophets foretold it, </text:span><text:span text:style-name="T6">&amp;</text:span><text:span text:style-name="T7"> my studies of the cycle theory also indicate that we are </text:span></text:p>
      <text:p text:style-name="P21"><text:span text:style-name="T7">in a period where cycles will repeat</text:span><text:span text:style-name="T6"> which have caused war</text:span><text:span text:style-name="T6"> in the past.”</text:span></text:p>
      <text:p text:style-name="P23"/>
      <text:p text:style-name="P8">…..P184/5<text:tab/><text:tab/><text:tab/><text:tab/><text:tab/><text:span text:style-name="T7">On the afternoon of June 12th</text:span><text:span text:style-name="T6">, Mr. K &amp; RG arrived in NY City &amp; were met at the train by WK.</text:span></text:p>
      <text:p text:style-name="P21"><text:span text:style-name="T6">RG talked with WK about the </text:span><text:span text:style-name="T7">success he had made in the market</text:span><text:span text:style-name="T6"> &amp; of the future </text:span></text:p>
      <text:p text:style-name="P21"><text:span text:style-name="T6">when he hoped to </text:span><text:span text:style-name="T7">complete his great invention with the aid of Walter &amp; </text:span></text:p>
      <text:p text:style-name="P24">his knowledge of chemicals &amp; make discoveries which would end war for all times.</text:p>
      <text:p text:style-name="P9"><text:tab/><text:tab/><text:tab/><text:tab/><text:tab/>RG showed WK the mysterious letter he found in his pocket the morning Marie disappeared.</text:p>
      <text:p text:style-name="P9"/>
      <text:p text:style-name="P8">…..P194<text:tab/><text:tab/><text:tab/><text:tab/><text:tab/><text:span text:style-name="T6">A few days after New York’s reception to Colonel Lindbergh, RG decided to get down to business.</text:span></text:p>
      <text:p text:style-name="P21"><text:span text:style-name="T7">He visited his brokers in Wall Street, talked over the market situation </text:span><text:span text:style-name="T7">&amp; </text:span></text:p>
      <text:p text:style-name="P24">found that they did not agree with his ideas &amp; views. </text:p>
      <text:p text:style-name="P21"><text:span text:style-name="T6">Decided to open an office at 69</text:span><text:span text:style-name="T6"> Wall Street, &amp; WK was to work with him when he had time </text:span></text:p>
      <text:p text:style-name="P23">from his studies. </text:p>
      <text:p text:style-name="P21"><text:span text:style-name="T6">They consulted about a</text:span><text:span text:style-name="T6"> stenographer or office assistant. Walter had met Miss Edna Quinton, </text:span></text:p>
      <text:p text:style-name="P23">a very talented girl, whom he though was the most competent he had ever known, </text:p>
      <text:p text:style-name="P23">so RG gave her a position in his office.</text:p>
      <text:p text:style-name="P28"/>
      <text:p text:style-name="P7"><text:span text:style-name="T6">CHAPTER XVI…</text:span><text:span text:style-name="T6">ROBERT GORDON'S GREAT CAMPAIGN IN </text:span><text:span text:style-name="T7">COTTON</text:span></text:p>
      <text:p text:style-name="P9"/>
      <text:p text:style-name="P9"/>
      <text:p text:style-name="P8"><text:span text:style-name="T2">25/ …P 195</text:span><text:span text:style-name="T1"><text:tab/></text:span>Friday, June 10 1927<text:tab/><text:tab/><text:span text:style-name="T6">After RG had </text:span><text:span text:style-name="T7">sold out his October cotton at 17.30 &amp; </text:span></text:p>
      <text:p text:style-name="P8"><text:span text:style-name="T7"><text:tab/><text:tab/><text:tab/><text:tab/><text:tab/>his December cotton at 17.50 on June 10th,</text:span><text:span text:style-name="T6"> he decided to watch the market very closely</text:span></text:p>
      <text:p text:style-name="P21"><text:span text:style-name="T7">for a few days</text:span><text:span text:style-name="T6"> because </text:span><text:span text:style-name="T7">he thought it would go lower.</text:span></text:p>
      <text:p text:style-name="P10"/>
      <text:p text:style-name="P8"><text:span text:style-name="T6">…P 197<text:tab/><text:tab/>Sunday, June 19</text:span><text:span text:style-name="T6"> 1927, <text:tab/>RG spent the day studying his charts &amp; working out his cycles for stocks,</text:span><text:span text:style-name="T7"> cotton</text:span><text:span text:style-name="T6"> &amp; grain.</text:span></text:p>
      <text:p text:style-name="P23">He was short of Major Motors &amp; was watching it very closely. On this day he made a new &amp; </text:p>
      <text:p text:style-name="P23">great discovery of a time factor from which</text:p>
      <text:p text:style-name="P21"><text:span text:style-name="T6">he figured that Major Motors would decline until about June 30</text:span><text:span text:style-name="T22">th</text:span><text:span text:style-name="T6">------</text:span></text:p>
      <text:p text:style-name="P9"/>
      <text:p text:style-name="P8"><text:span text:style-name="T2">26/ …P 195</text:span><text:span text:style-name="T1"><text:tab/></text:span>Saturday, June 25 1927<text:tab/><text:span text:style-name="T6">RG’s cotton forecast indicated </text:span><text:span text:style-name="T7">last buying level around June 25</text:span><text:span text:style-name="T21">th</text:span><text:span text:style-name="T7">……...</text:span><text:span text:style-name="T6"> </text:span></text:p>
      <text:p text:style-name="P10"/>
      <text:p text:style-name="P8"><text:span text:style-name="T2">27/ …P 195</text:span><text:span text:style-name="T1"><text:tab/></text:span>Mon-Tue, Sept 5/6 1927<text:tab/>……<text:span text:style-name="T6">RG figured that </text:span><text:span text:style-name="T7">after this time </text:span><text:span text:style-name="T6">the market would </text:span><text:span text:style-name="T7">go higher until September 5th to 6th, </text:span></text:p>
      <text:p text:style-name="P10"><text:tab/><text:tab/><text:tab/><text:tab/><text:tab/>when he figured it would be final high.</text:p>
      <text:p text:style-name="P9"/>
      <text:p text:style-name="P8"><text:span text:style-name="T2">26/ …P 195</text:span><text:span text:style-name="T1"><text:tab/></text:span>Saturday, June 25 1927<text:tab/><text:span text:style-name="T6">On </text:span><text:span text:style-name="T7">June 25th October cotton declined to 16.80</text:span><text:span text:style-name="T6"> &amp; he </text:span><text:span text:style-name="T7">bought 500 October at 16.83 &amp; </text:span></text:p>
      <text:p text:style-name="P10"><text:tab/><text:tab/><text:tab/><text:tab/><text:tab/>500 December at 17.15.</text:p>
      <text:p text:style-name="P10"/>
      <text:p text:style-name="P8"><text:span text:style-name="T6">…P 216/7 <text:tab/><text:tab/>latter part o</text:span><text:span text:style-name="T6">f June, 1927<text:tab/>Mr. K left NY &amp; returned to Texarkana in the </text:span><text:span text:style-name="T7">latter part of June, 1927</text:span><text:span text:style-name="T6">. </text:span></text:p>
      <text:p text:style-name="P21"><text:span text:style-name="T6">He bought </text:span><text:span text:style-name="T7">cotton</text:span><text:span text:style-name="T6"> heavily on RG's advice that the Government report would be very bullish </text:span></text:p>
      <text:p text:style-name="P21"><text:span text:style-name="T6">&amp;</text:span><text:span text:style-name="T6"> would have a </text:span><text:span text:style-name="T7">big advance during July</text:span><text:span text:style-name="T6"> according to RG's forecast earlier in the year. </text:span></text:p>
      <text:p text:style-name="P9"/>
      <text:p text:style-name="P8"><text:span text:style-name="T8">26a/ …P 217</text:span><text:span text:style-name="T6"><text:tab/></text:span>Saturday<text:span text:style-name="T6">, July 9th 1927<text:tab/>The </text:span><text:span text:style-name="T7">Government Report on July 9th</text:span><text:span text:style-name="T6"> showed a big decrease in acreage &amp; </text:span></text:p>
      <text:p text:style-name="P8"><text:span text:style-name="T7"><text:tab/><text:tab/><text:tab/><text:tab/><text:tab/>prices started to advance again.</text:span><text:span text:style-name="T6"> </text:span></text:p>
      <text:p text:style-name="P21"><text:span text:style-name="T6">RG wrote &amp; telegraphed Mr. K that</text:span><text:span text:style-name="T7"> October cotton would advance to around </text:span></text:p>
      <text:p text:style-name="P21"><text:span text:style-name="T7">18.50 to 18.75</text:span><text:span text:style-name="T6"> </text:span><text:span text:style-name="T7">before there was any important reaction.</text:span><text:span text:style-name="T6"> </text:span></text:p>
      <text:p text:style-name="P9"/>
      <text:p text:style-name="P8"><text:span text:style-name="T8">26a/ </text:span><text:span text:style-name="T8">…P 217</text:span><text:span text:style-name="T6"> <text:tab/></text:span>Saturday<text:span text:style-name="T6">, July 16, 1927. <text:tab/></text:span><text:span text:style-name="T7">On July 16th October cotton crossed 18.50</text:span><text:span text:style-name="T6"> &amp; Mr. K wired RG as follows:</text:span></text:p>
      <text:p text:style-name="P23">July 16, 1927…Robert Gordon…69 Wall Street…New York City</text:p>
      <text:p text:style-name="P23">CONGRATULATIONS YOUR FORECASTS ARE WONDERFUL HAVE </text:p>
      <text:p text:style-name="P21"><text:span text:style-name="T6">OVER TWO HUNDRED THOUSAND DOLLARS PROFIT IN </text:span><text:span text:style-name="T7">COTTON </text:span></text:p>
      <text:p text:style-name="P23">AS SOON AS YOU GET TIME WORK UP YOUR CYCLE ON </text:p>
      <text:p text:style-name="P23">PRESIDENTIAL ELECTIONS AND WRITE ME WHAT THE OUTLOOK IS FOR 1928</text:p>
      <text:p text:style-name="P23">J. H. Kennelworth</text:p>
      <text:p text:style-name="P9"/>
      <text:p text:style-name="P8"><text:span text:style-name="T6">…P 217 <text:tab/><text:tab/></text:span>Saturday<text:span text:style-name="T6">, July 16, 1927. <text:tab/>RG replied: MY DEAR MR. K:</text:span></text:p>
      <text:p text:style-name="P21"><text:span text:style-name="T6">Your telegram just received. Am very happy that you have played the </text:span><text:span text:style-name="T7">cotton market heavily</text:span><text:span text:style-name="T6"> &amp; </text:span></text:p>
      <text:p text:style-name="P23">are making big profits. </text:p>
      <text:p text:style-name="P23">I, too, have made over a hundred thousand dollars. Will get busy in a few days &amp; work out </text:p>
      <text:p text:style-name="P21"><text:span text:style-name="T6">the </text:span><text:span text:style-name="T7">cycles for 1928</text:span><text:span text:style-name="T6"> &amp; let you know what the outlook is as to who will be elected President.</text:span></text:p>
      <text:p text:style-name="P9"/>
      <text:p text:style-name="P8"><text:span text:style-name="T2">28/ …P 195</text:span><text:span text:style-name="T1"><text:tab/></text:span>Monday, <text:s/>July 25 1927<text:tab/><text:span text:style-name="T17">[Look above…25</text:span><text:span text:style-name="T12">th</text:span><text:span text:style-name="T17"> June]…</text:span><text:span text:style-name="T6">RG figured that it would </text:span><text:span text:style-name="T7">run up for about thirty days</text:span><text:span text:style-name="T6"> so </text:span></text:p>
      <text:p text:style-name="P10"><text:tab/><text:tab/><text:tab/><text:tab/><text:tab/>on July 25th he sold 500 October cotton at 19c </text:p>
      <text:p text:style-name="P24">&amp; sold 500 December at 19.20 &amp; went short of 500 December at 19.20. </text:p>
      <text:p text:style-name="P21"><text:span text:style-name="T6">The decline followed as</text:span><text:span text:style-name="T6"> he expected. </text:span></text:p>
      <text:p text:style-name="P9"/>
      <text:p text:style-name="P8"><text:span text:style-name="T2">29/ …P 195</text:span><text:span text:style-name="T1"><text:tab/></text:span>Saturday, July 30 1927<text:tab/><text:span text:style-name="T6">On </text:span><text:span text:style-name="T7">July 30th RG sold 500 more December cotton at 18.60</text:span><text:span text:style-name="T6"> …..</text:span></text:p>
      <text:p text:style-name="P9"/>
      <text:p text:style-name="P8"><text:span text:style-name="T2">30/ …P 195</text:span><text:span text:style-name="T1"><text:tab/></text:span>Saturday, August 06 1927<text:tab/>……..<text:span text:style-name="T6">&amp; on </text:span><text:span text:style-name="T7">August 6th he bought 1000 December at 17.40 to cover his short contracts</text:span><text:span text:style-name="T6">. </text:span></text:p>
      <text:p text:style-name="P9"/>
      <text:p text:style-name="P8"><text:span text:style-name="T2">31/ …P 195</text:span><text:tab/>Monday, August 08 1927<text:tab/><text:span text:style-name="T6">RG figured that the </text:span><text:span text:style-name="T7">Government report on August 8</text:span><text:span text:style-name="T21">th</text:span><text:span text:style-name="T6"> would be </text:span></text:p>
      <text:p text:style-name="P8"><text:span text:style-name="T7"><text:tab/><text:tab/><text:tab/><text:tab/><text:tab/>very bullish &amp; that cotton would go up very fast</text:span><text:span text:style-name="T6"> …….</text:span></text:p>
      <text:p text:style-name="P15"/>
      <text:p text:style-name="P8"><text:span text:style-name="T2">27/ …P 195</text:span><text:span text:style-name="T1"><text:tab/></text:span>Mon-Tue, Sept 5/6 1927<text:tab/><text:span text:style-name="T6">….&amp; </text:span><text:span text:style-name="T7">continue until around September 5th to 6th</text:span><text:span text:style-name="T6">, or until the Government report in September. </text:span></text:p>
      <text:p text:style-name="P23"/>
      <text:p text:style-name="P8"><text:span text:style-name="T2">30/ …P 195</text:span><text:span text:style-name="T1"><text:tab/></text:span>Saturday, August 06 1927<text:tab/><text:span text:style-name="T6">On</text:span><text:span text:style-name="T7"> August 6th RG bought 1000 December at 17.35.</text:span><text:span text:style-name="T6"> </text:span></text:p>
      <text:p text:style-name="P9"/>
      <text:p text:style-name="P8"><text:span text:style-name="T2">31/ …P 195/6</text:span><text:tab/>Monday, August 08 1927<text:tab/><text:span text:style-name="T6">On</text:span><text:span text:style-name="T7"> August 8th RG bought 500 December at 17.30.</text:span><text:span text:style-name="T6"> </text:span></text:p>
      <text:p text:style-name="P21"><text:span text:style-name="T6"><text:s text:c="6"/></text:span><text:span text:style-name="T6">The </text:span><text:span text:style-name="T7">Government was very bullish as he expected &amp; cotton advanced 200 points </text:span></text:p>
      <text:p text:style-name="P21"><text:span text:style-name="T7">on August 8th.</text:span><text:span text:style-name="T6"> </text:span></text:p>
      <text:p text:style-name="P15"/>
      <text:p text:style-name="P8"><text:span text:style-name="T2">32/ …P 196</text:span><text:tab/>Tuesday, August 09 1927<text:tab/><text:span text:style-name="T6">On </text:span><text:span text:style-name="T7">August 9</text:span><text:span text:style-name="T21">th</text:span><text:span text:style-name="T7"> RG sold out his 1500 December at 20.30 &amp; sold 1000 December short at 20.30.</text:span><text:span text:style-name="T6"> </text:span></text:p>
      <text:p text:style-name="P21"><text:span text:style-name="T6"><text:s text:c="6"/></text:span><text:span text:style-name="T6">A big decline followed </text:span></text:p>
      <text:p text:style-name="P23"/>
      <text:p text:style-name="P8"><text:span text:style-name="T2">33/ …P 196</text:span><text:tab/>Saturday, August 13 1927<text:tab/><text:span text:style-name="T6">On </text:span><text:span text:style-name="T7">August 13th RG bought 1000 December cotton at 19.10</text:span><text:span text:style-name="T6"> &amp; also </text:span></text:p>
      <text:p text:style-name="P10"><text:tab/><text:tab/><text:tab/><text:tab/><text:tab/>bought 1000 December at 19.10 for long account.</text:p>
      <text:p text:style-name="P21"><text:span text:style-name="T6"><text:s text:c="6"/>RG</text:span><text:span text:style-name="T6"> started in to pyramid on the way up.</text:span></text:p>
      <text:p text:style-name="P9"/>
      <text:p text:style-name="P8"><text:span text:style-name="T2">34/ …P 196</text:span><text:tab/>Friday, August 19 1927<text:tab/><text:span text:style-name="T6">On </text:span><text:span text:style-name="T7">August 19th RG bought 500 more December at 20.10;</text:span></text:p>
      <text:p text:style-name="P9"/>
      <text:p text:style-name="P8"><text:span text:style-name="T2">35/ …P 196</text:span><text:tab/>Monday, August 22 1927<text:tab/><text:span text:style-name="T6">On </text:span><text:span text:style-name="T7">August 22nd he bought 500 December at 21.10;</text:span><text:span text:style-name="T6"> </text:span></text:p>
      <text:p text:style-name="P9"><text:soft-page-break/></text:p>
      <text:p text:style-name="P8"><text:span text:style-name="T2">36/ …P 196</text:span><text:tab/>Saturday, August 27 1927<text:tab/><text:span text:style-name="T6">On </text:span><text:span text:style-name="T7">August 27th RG bought 500 December at 22.30</text:span><text:span text:style-name="T6"> </text:span></text:p>
      <text:p text:style-name="P9"/>
      <text:p text:style-name="P8"><text:span text:style-name="T2">37/ …P 196</text:span><text:tab/>Monday, August 29 1927<text:tab/><text:span text:style-name="T6">On </text:span><text:span text:style-name="T7">August 29th bought 300 December at 23.30.</text:span><text:span text:style-name="T6"> </text:span></text:p>
      <text:p text:style-name="P9"/>
      <text:p text:style-name="P8"><text:span text:style-name="T2">38/ …P 196</text:span><text:tab/>Thursday, Sept. 08 1927 <text:s/><text:tab/><text:span text:style-name="T6">On </text:span><text:span text:style-name="T7">September 8th the Government report was very bullish</text:span><text:span text:style-name="T6"> as </text:span></text:p>
      <text:p text:style-name="P9"><text:tab/><text:tab/><text:tab/><text:tab/><text:tab/>RG had forecast &amp; the market went up. </text:p>
      <text:p text:style-name="P21"><text:span text:style-name="T7"><text:s text:c="6"/></text:span><text:span text:style-name="T7">This was the time when</text:span><text:span text:style-name="T6"> </text:span><text:span text:style-name="T7">he expected the market to make final top for a big decline.</text:span><text:span text:style-name="T6"> </text:span></text:p>
      <text:p text:style-name="P9"/>
      <text:p text:style-name="P8"><text:bookmark-start text:name="OLE_LINK2"/><text:bookmark-start text:name="OLE_LINK1"/><text:span text:style-name="T2">38/ …P 196</text:span><text:tab/>Thursday, Sept. 08 1927 <text:s/><text:bookmark-end text:name="OLE_LINK2"/><text:bookmark-end text:name="OLE_LINK1"/><text:tab/><text:span text:style-name="T6">On </text:span><text:span text:style-name="T7">September 8</text:span><text:span text:style-name="T21">th</text:span><text:span text:style-name="T7"> RG sold 2800 bales of December at 24.40</text:span><text:span text:style-name="T6"> &amp; </text:span></text:p>
      <text:p text:style-name="P8"><text:span text:style-name="T6"><text:tab/><text:tab/><text:tab/><text:tab/><text:tab/>on the </text:span><text:span text:style-name="T7">same day sold 2000 bales of December at 24.50 for short account.</text:span><text:span text:style-name="T6"> </text:span></text:p>
      <text:p text:style-name="P23"/>
      <text:p text:style-name="P8"><text:span text:style-name="T2">39/ …P 196</text:span><text:tab/>Friday, Sept. 09 1927 <text:s/><text:tab/><text:span text:style-name="T6">On </text:span><text:span text:style-name="T7">September 9th RG sold 500 more December at 23.30;</text:span><text:span text:style-name="T6"> </text:span></text:p>
      <text:p text:style-name="P23"/>
      <text:p text:style-name="P8"><text:span text:style-name="T2">40/ …P 196</text:span><text:tab/><text:span text:style-name="T25">**</text:span><text:span text:style-name="T26">SUNDAY?</text:span><text:span text:style-name="T25"> Sept. 11 1927</text:span> <text:s/><text:tab/><text:span text:style-name="T6">On </text:span><text:span text:style-name="T7">September 11th sold 300 December at 22.30.</text:span><text:span text:style-name="T6"> </text:span></text:p>
      <text:p text:style-name="P9"/>
      <text:p text:style-name="P8"><text:span text:style-name="T2">41/ …P 196</text:span><text:tab/>Tuesday, Sept. 13 1927 <text:s/><text:tab/><text:span text:style-name="T6">On </text:span><text:span text:style-name="T7">September 13th RG bought 2800 December at 21.60 to cover his short contract.</text:span></text:p>
      <text:p text:style-name="P9"/>
      <text:p text:style-name="P8"><text:span text:style-name="T2">42/ …P 196</text:span><text:tab/>Wednesday, Sept. 14 1927 <text:s/><text:tab/><text:span text:style-name="T6">On </text:span><text:span text:style-name="T7">September 14th he sold 1000 December at 22.60.</text:span><text:span text:style-name="T6"> </text:span></text:p>
      <text:p text:style-name="P9"/>
      <text:p text:style-name="P8"><text:span text:style-name="T2">43/ …P 196</text:span><text:tab/>Saturday, Sept. 17 1927 <text:s/><text:tab/><text:span text:style-name="T6">On </text:span><text:span text:style-name="T7">September 17th sold 500 December at 21.60</text:span><text:span text:style-name="T6"> </text:span></text:p>
      <text:p text:style-name="P23"/>
      <text:p text:style-name="P8"><text:bookmark-start text:name="OLE_LINK4"/><text:bookmark-start text:name="OLE_LINK3"/><text:span text:style-name="T2">44/ …P 196</text:span><text:tab/>Wednesday, Sept. 21 1927 <text:s/><text:bookmark-end text:name="OLE_LINK4"/><text:bookmark-end text:name="OLE_LINK3"/><text:tab/><text:span text:style-name="T6">on </text:span><text:span text:style-name="T7">September 21st sold 300 December at 20.60.</text:span><text:span text:style-name="T6"> </text:span></text:p>
      <text:p text:style-name="P23"/>
      <text:p text:style-name="P8"><text:span text:style-name="T2">45/ …P 196</text:span><text:tab/>Friday, Sept. 23 1927 <text:s/><text:tab/><text:span text:style-name="T7">September 23rd RG figured that the market was bottom for a rally &amp; </text:span></text:p>
      <text:p text:style-name="P10"><text:tab/><text:tab/><text:tab/><text:tab/><text:tab/>bought 1800 December at 20.60, </text:p>
      <text:p text:style-name="P21"><text:span text:style-name="T7">on the same day bought 1000 December</text:span><text:span text:style-name="T7"> at 20.60 for long account.</text:span><text:span text:style-name="T6"> </text:span></text:p>
      <text:p text:style-name="P15"/>
      <text:p text:style-name="P8"><text:span text:style-name="T2">46/ …P 196</text:span><text:tab/>Wednesday, Sept. 28 1927 <text:s/><text:tab/><text:span text:style-name="T6">On </text:span><text:span text:style-name="T7">September 28th he sold 1000 December at 22c &amp; </text:span></text:p>
      <text:p text:style-name="P8"><text:span text:style-name="T7"><text:tab/><text:tab/><text:tab/><text:tab/><text:tab/>also went short 1000 December at 22.10</text:span><text:span text:style-name="T6">. </text:span></text:p>
      <text:p text:style-name="P23"/>
      <text:p text:style-name="P8"><text:span text:style-name="T2">47/ …P 196</text:span><text:tab/>Thursday, Sept. 29 1927 <text:s/><text:tab/><text:span text:style-name="T6">On </text:span><text:span text:style-name="T7">September 29th RG bought 1000 December at 21.30 &amp; </text:span></text:p>
      <text:p text:style-name="P10"><text:tab/><text:tab/><text:tab/><text:tab/><text:tab/>also on September 29th bought 1000 December at 21.30 for long account. </text:p>
      <text:p text:style-name="P9"/>
      <text:p text:style-name="P8"><text:span text:style-name="T2">48/ …P 196/7</text:span><text:tab/>Monday, October 03 1927 <text:s/><text:tab/><text:span text:style-name="T6">On </text:span><text:span text:style-name="T7">October 3</text:span><text:span text:style-name="T21">rd</text:span><text:span text:style-name="T7"> RG sold 1000 December at 21.50 &amp; </text:span></text:p>
      <text:p text:style-name="P8"><text:span text:style-name="T7"><text:tab/><text:tab/><text:tab/><text:tab/><text:tab/>also went short of 1000 December at 21.50.</text:span><text:span text:style-name="T6"> </text:span></text:p>
      <text:p text:style-name="P23"/>
      <text:p text:style-name="P8"><text:span text:style-name="T2">49/ …P 197</text:span><text:tab/>Thursday, October 06 1927 <text:s/><text:tab/><text:span text:style-name="T6">On </text:span><text:span text:style-name="T7">October 6th RG bought 1000 December at 20.75 &amp; went long</text:span><text:span text:style-name="T6">……………</text:span></text:p>
      <text:p text:style-name="P9"/>
      <text:p text:style-name="P8"><text:span text:style-name="T2">50/…P 197</text:span><text:tab/> Saturday, October 08 1927 <text:s/><text:tab/><text:span text:style-name="T6">…because </text:span><text:span text:style-name="T7">RG figured the market would be higher for the </text:span></text:p>
      <text:p text:style-name="P8"><text:span text:style-name="T7"><text:tab/><text:tab/><text:tab/><text:tab/><text:tab/>Government report on October 8th</text:span><text:span text:style-name="T6">.</text:span></text:p>
      <text:p text:style-name="P9"/>
      <text:p text:style-name="P8"><text:span text:style-name="T6">…P 201<text:tab/><text:tab/></text:span><text:span text:style-name="T6"><text:tab/><text:tab/><text:tab/>Henry Watson who was a veteran of Wall Street told RG about Eugene Scales, </text:span></text:p>
      <text:p text:style-name="P9"><text:tab/><text:tab/><text:tab/><text:tab/><text:tab/>another striking example, who at one time had over ten millions dollars paper profit </text:p>
      <text:p text:style-name="P8"><text:span text:style-name="T6"><text:tab/><text:tab/><text:tab/><text:tab/><text:tab/>in the </text:span><text:span text:style-name="T7">Cotton market</text:span><text:span text:style-name="T6">, had lost all of it.</text:span></text:p>
      <text:p text:style-name="P9"/>
      <text:p text:style-name="P8"><text:span text:style-name="T6">…P 203</text:span><text:span text:style-name="T6"><text:tab/><text:tab/><text:tab/><text:tab/><text:tab/>Mr. Watson told RG that Daniel Sully made his money in</text:span><text:span text:style-name="T7"> cotton, </text:span><text:span text:style-name="T6">&amp; </text:span></text:p>
      <text:p text:style-name="P8"><text:span text:style-name="T6"><text:tab/><text:tab/><text:tab/><text:tab/><text:tab/>after accumulating millions, quit specializing in </text:span><text:span text:style-name="T7">cotton</text:span><text:span text:style-name="T6"> &amp; began to trade in stocks &amp; </text:span></text:p>
      <text:p text:style-name="P9"><text:tab/><text:tab/><text:tab/><text:tab/><text:tab/>various other commodities, which divided his attention &amp; he was unable to concentrate </text:p>
      <text:p text:style-name="P8"><text:span text:style-name="T6"><text:tab/><text:tab/><text:tab/><text:tab/><text:tab/>on</text:span><text:span text:style-name="T7"> cotton</text:span><text:span text:style-name="T6"> alone, the thing that brought him the great success.</text:span></text:p>
      <text:p text:style-name="P9"/>
      <text:p text:style-name="P4"/>
      <text:p text:style-name="P9">…P 222<text:tab/><text:tab/>DECEMBER, 1927, <text:tab/><text:tab/>stocks had been declining for several weeks. </text:p>
      <text:p text:style-name="P9"><text:tab/><text:tab/><text:tab/><text:tab/><text:tab/>This month stocks declined rapidly &amp; RG was heavily short. Wheat &amp; corn advanced. </text:p>
      <text:p text:style-name="P23">RG had been on the right side for several months. </text:p>
      <text:p text:style-name="P23">Just before Christmas RG figured that he would cover his short stocks &amp; </text:p>
      <text:p text:style-name="P23">wait for a rally which he expected would come in January or February.</text:p>
      <text:p text:style-name="P23"/>
      <text:p text:style-name="P9">…P 223<text:tab/><text:tab/>A few days before Xmas<text:tab/>there was a big decline in the stock market. </text:p>
      <text:p text:style-name="P9"><text:tab/><text:tab/><text:tab/><text:tab/><text:tab/>All kinds of unfavorable rumors were afloat. Business conditions were bad. </text:p>
      <text:p text:style-name="P23">War clouds were gathering thick in Europe. </text:p>
      <text:p text:style-name="P23">Newspapers talked of the uncertainties in the new year due to the coming presidential election. </text:p>
      <text:p text:style-name="P23">The public had lost confidence &amp; were selling stocks. </text:p>
      <text:p text:style-name="P23">RG decided that this was the time to cash in so he covered a big line of Shorts in Major Motors,</text:p>
      <text:p text:style-name="P23"><text:s/>Central Steel &amp; others. </text:p>
      <text:p text:style-name="P23">This was a great Christmas for him, financially.</text:p>
      <text:p text:style-name="P21"><text:span text:style-name="T6">From his beginning with </text:span><text:span text:style-name="T7">200 bales of cotton in January, 1927,</text:span><text:span text:style-name="T6"> </text:span></text:p>
      <text:p text:style-name="P23">with a capital of $1,000.00 &amp; $10,000.00 which Mr. K gave him later, </text:p>
      <text:p text:style-name="P23">thru his successful pyramiding he had made over half a million dollars. </text:p>
      <text:p text:style-name="P23">He was overjoyed with his success because it would help him now to complete his airplane &amp; </text:p>
      <text:p text:style-name="P23">other inventions. </text:p>
      <text:p text:style-name="P23">His mind turned back to Christmas, 1926, when he had bought Marie a beautiful ring </text:p>
      <text:p text:style-name="P23">with the money he had saved.</text:p>
      <text:p text:style-name="P23">At that time he little realized that so much could happen in one short year.</text:p>
      <text:p text:style-name="P23"><text:soft-page-break/></text:p>
      <text:p text:style-name="P9">…P 225 <text:tab/><text:tab/>Summer of 1928 <text:tab/><text:tab/>RG returned to New York in the Summer of 1928 &amp; was now reputed as being </text:p>
      <text:p text:style-name="P8"><text:span text:style-name="T6"><text:tab/><text:tab/><text:tab/><text:tab/><text:tab/>worth more than a million dollars, after making more successful deals in stocks, </text:span><text:span text:style-name="T7">cotton</text:span><text:span text:style-name="T6"> &amp; wheat. </text:span></text:p>
      <text:p text:style-name="P9">…P 226<text:tab/><text:tab/><text:tab/><text:tab/><text:tab/>RG had followed the advice of old Henry Watson &amp; had never scattered over </text:p>
      <text:p text:style-name="P9"><text:tab/><text:tab/><text:tab/><text:tab/><text:tab/>two or three markets at the same time.</text:p>
      <text:p text:style-name="P21"><text:span text:style-name="T6">When he had a deal on in </text:span><text:span text:style-name="T7">cotton</text:span><text:span text:style-name="T6"> or wheat, he stuck to that until he closed the transaction. </text:span></text:p>
      <text:p text:style-name="P23">When he went into a stock campaign he stayed out of the commodity markets. </text:p>
      <text:p text:style-name="P23">He was meeting with success in every direction, but his longing for Marie continued &amp; </text:p>
      <text:p text:style-name="P23">the vision of her beautiful face continued to haunt him.</text:p>
      <text:p text:style-name="P23"/>
      <text:p text:style-name="P9">…P 226/7<text:tab/><text:tab/><text:tab/><text:tab/><text:tab/>RG had made more than a million dollars following his own discovery of how to </text:p>
      <text:p text:style-name="P9"><text:tab/><text:tab/><text:tab/><text:tab/><text:tab/>use the laws laid down in the Bible for foretelling the future course </text:p>
      <text:p text:style-name="P21"><text:span text:style-name="T6">of </text:span><text:span text:style-name="T7">cotton</text:span><text:span text:style-name="T6">, grain &amp; stocks; had built the most marvellous </text:span><text:span text:style-name="T7">airplane of the age</text:span><text:span text:style-name="T6">; </text:span></text:p>
      <text:p text:style-name="P23">invented a muffler to make an airplane noiseless; had driven his own plane, </text:p>
      <text:p text:style-name="P21"><text:span text:style-name="T7">"The St. Marie"</text:span><text:span text:style-name="T6"> to Japan where he had been received with great honors &amp; </text:span></text:p>
      <text:p text:style-name="P23">the Japanese Government had bought his invention for making airplanes silent.</text:p>
      <text:p text:style-name="P23"/>
      <text:p text:style-name="P8"><text:span text:style-name="T6">…P 23</text:span><text:span text:style-name="T6">3/4<text:tab/><text:tab/>In the Fall of 1928,<text:tab/><text:tab/>RG &amp; WK were making money rapidly in the </text:span><text:span text:style-name="T7">cotton</text:span><text:span text:style-name="T6"> market. </text:span></text:p>
      <text:p text:style-name="P21"><text:span text:style-name="T6">The war clouds were gathering &amp; Europe was buying </text:span><text:span text:style-name="T7">cotton</text:span><text:span text:style-name="T6">. </text:span></text:p>
      <text:p text:style-name="P21"><text:span text:style-name="T6">It (</text:span><text:span text:style-name="T7">cotton</text:span><text:span text:style-name="T6">) had had a big advance &amp; they were </text:span><text:span text:style-name="T7">playing the fast moves up &amp; down, </text:span></text:p>
      <text:p text:style-name="P24">both on the buying &amp; selling sides.</text:p>
      <text:p text:style-name="P9"/>
      <text:p text:style-name="P8"><text:span text:style-name="T6">…P 239 <text:tab/><text:tab/>during 1929 <text:tab/><text:tab/>RG figured that there would be a </text:span><text:span text:style-name="T7">big bull campaign in cotton during 1929</text:span><text:span text:style-name="T6"> </text:span></text:p>
      <text:p text:style-name="P9"><text:tab/><text:tab/><text:tab/><text:tab/><text:tab/>so he had started buying early in the year, expecting a big advance later. </text:p>
      <text:p text:style-name="P23">He had also forecast the rapid advance of certain classes of stocks.</text:p>
      <text:p text:style-name="P23"/>
      <text:p text:style-name="P8"><text:span text:style-name="T6">…P 239 <text:tab/><text:tab/><text:tab/><text:tab/><text:tab/>After preparing his campaign for the market </text:span><text:span text:style-name="T6">&amp; </text:span><text:span text:style-name="T7">buying stocks &amp; cotton for the big advance</text:span><text:span text:style-name="T6">, </text:span></text:p>
      <text:p text:style-name="P9"><text:tab/><text:tab/><text:tab/><text:tab/><text:tab/>WK noticed a great change in RG. </text:p>
      <text:p text:style-name="P9"><text:tab/><text:tab/><text:tab/><text:tab/><text:tab/>RG’s health began to fail again, &amp; now that he had achieved great success &amp; </text:p>
      <text:p text:style-name="P9"><text:tab/><text:tab/><text:tab/><text:tab/><text:tab/>completed such wonderful inventions, without Marie to comfort him he would </text:p>
      <text:p text:style-name="P9"><text:tab/><text:tab/><text:tab/><text:tab/><text:tab/>probably break down in health &amp; give up.</text:p>
      <text:p text:style-name="P30"/>
      <text:p text:style-name="P8"><text:span text:style-name="T6">…P 241/2<text:tab/><text:tab/>latter part of Feburary, 1929,</text:span><text:span text:style-name="T29"> <text:tab/></text:span><text:span text:style-name="T6">RG returned to his hotel to think matters over.</text:span></text:p>
      <text:p text:style-name="P21"><text:span text:style-name="T6">He bought a paper </text:span><text:span text:style-name="T6">&amp; looked over the news from NY &amp; market reports. </text:span></text:p>
      <text:p text:style-name="P21"><text:span text:style-name="T6">He saw that </text:span><text:span text:style-name="T7">cotton </text:span><text:span text:style-name="T6">&amp; stocks were advancing as he expected, </text:span></text:p>
      <text:p text:style-name="P23">but money-making now was of no interest to him when he at last thought that </text:p>
      <text:p text:style-name="P23">he had found where Marie was.</text:p>
      <text:p text:style-name="P23"/>
      <text:p text:style-name="P8"><text:span text:style-name="T6">…P 271/2<text:tab/><text:tab/>June 1929<text:tab/><text:tab/><text:tab/></text:span><text:span text:style-name="T7">Cotton</text:span><text:span text:style-name="T6"> had been advancing rapidly &amp; RG &amp; WK were making money fast. </text:span></text:p>
      <text:p text:style-name="P8"><text:span text:style-name="T6"><text:tab/><text:tab/><text:tab/><text:tab/><text:tab/>RG told WK &amp; Edna that </text:span><text:span text:style-name="T7">on June 9th,</text:span><text:span text:style-name="T6"> </text:span><text:span text:style-name="T7">his birthday,</text:span><text:span text:style-name="T6"> he was going</text:span></text:p>
      <text:p text:style-name="P23">to give them a big dinner &amp; celebration before their marriage. </text:p>
      <text:p text:style-name="P23">It was now time to declare a holiday &amp; have a real jubilee celebration after </text:p>
      <text:p text:style-name="P23">their great discoveries were completed, </text:p>
      <text:p text:style-name="P23">that it was but fitting to crown the event with the marriage of Edna &amp; WK.</text:p>
      <text:p text:style-name="P23"/>
      <text:p text:style-name="P8"><text:span text:style-name="T6">…P 276<text:tab/><text:tab/>IN the Fall of 1929, <text:tab/><text:tab/>RG &amp; WK made a </text:span><text:span text:style-name="T7">large amount of money in cotton</text:span><text:span text:style-name="T6"> &amp; wheat. RG was unusually happy. </text:span></text:p>
      <text:p text:style-name="P23">Altho over three years had passed without any direct news of Marie he was sure </text:p>
      <text:p text:style-name="P23">she was alive; felt that the time was not long to wait before she would reappear. </text:p>
      <text:p text:style-name="P23">The war clouds had begun to appear as RG had predicted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><text:soft-page-break/>Special Notes</text:p>
      <text:p text:style-name="P17"/>
      <text:p text:style-name="P8"><text:span text:style-name="T25">**Saturday, 28 May 1927</text:span> <text:tab/><text:tab/><text:tab/><text:span text:style-name="T1">Cotton</text:span> exchange closed on this day …Source ref…= NY Times…Decoration Day weekend.<text:tab/><text:span text:style-name="T1">(p 107 TTTA)</text:span></text:p>
      <text:p text:style-name="P5"/>
      <text:p text:style-name="P8"><text:span text:style-name="T25">**</text:span><text:span text:style-name="T26">SUNDAY?</text:span><text:span text:style-name="T25"> Sept 11 1927</text:span> <text:s/><text:tab/><text:tab/><text:tab/><text:span text:style-name="T6">On </text:span><text:span text:style-name="T7">September 11th sold 300 December at 22.30.</text:span><text:span text:style-name="T6"> </text:span><text:span text:style-name="T1"><text:tab/><text:tab/><text:tab/><text:tab/><text:tab/>(p 196 TTTA)</text:span></text:p>
      <text:p text:style-name="P8"/>
      <text:p text:style-name="P8"/>
      <text:p text:style-name="P16"/>
      <text:p text:style-name="P6"><text:span text:style-name="T3">Message:</text:span><text:span text:style-name="T24"> WITS…29695</text:span></text:p>
      <text:p text:style-name="P6"><text:span text:style-name="T3">From:</text:span><text:span text:style-name="T24"> alblak1940</text:span></text:p>
      <text:p text:style-name="P6"><text:span text:style-name="T3">Received:</text:span><text:span text:style-name="T24"> Thu Jun 29, 2006 </text:span></text:p>
      <text:p text:style-name="P6"><text:span text:style-name="T3">Subject:</text:span><text:span text:style-name="T24"> Re: GMTunnelData1927.xls</text:span></text:p>
      <text:p text:style-name="P6"/>
      <text:p text:style-name="P6">&lt;SNIP&gt;</text:p>
      <text:p text:style-name="P6"/>
      <text:p text:style-name="P6">U will also find that <text:span text:style-name="T1">his forecasts with prices etc are not so detailed in the book after Sept 1927.</text:span> </text:p>
      <text:p text:style-name="P6">Its more pointing to various months/seasons in a particular year. </text:p>
      <text:p text:style-name="P6">He is then more using a "stick figure" strategy using words like low / high levels/campaigns etc.</text:p>
      <text:p text:style-name="P6"/>
      <text:p text:style-name="P6">&lt;SNIP&gt;</text:p>
      <text:p text:style-name="P6"/>
      <text:p text:style-name="P6">Im therefore under the impression that <text:span text:style-name="T1">Gann sent Tunnel to the printing Press after September 1927. </text:span></text:p>
      <text:p text:style-name="P6">With some editing included this may well have taken 6 months.</text:p>
      <text:p text:style-name="P3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AU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5in" fo:margin-top="0.75in" fo:margin-bottom="0.75in" fo:margin-left="0.75in" fo:margin-right="0.75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3902in" fo:margin-bottom="0.0028in" fo:margin-left="0.5in" fo:margin-right="0.2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title>From: Peter </dc:title>
    <meta:initial-creator>George Smith</meta:initial-creator>
    <meta:creation-date>2006-01-30T16:45:00</meta:creation-date>
    <dc:date>2013-08-01T22:59:10</dc:date>
    <meta:print-date>2012-01-22T13:05:40</meta:print-date>
    <meta:editing-cycles>235</meta:editing-cycles>
    <meta:editing-duration>P2DT18H46M20S</meta:editing-duration>
    <meta:generator>LibreOffice/3.6$Linux_X86_64 LibreOffice_project/360m1$Build-304</meta:generator>
    <dc:creator>Ryan </dc:creator>
    <meta:document-statistic meta:table-count="0" meta:image-count="0" meta:object-count="0" meta:page-count="12" meta:paragraph-count="628" meta:word-count="8819" meta:character-count="46642" meta:non-whitespace-character-count="36974"/>
    <meta:user-defined meta:name="Info 1"/>
    <meta:user-defined meta:name="Info 2"/>
    <meta:user-defined meta:name="Info 3"/>
    <meta:user-defined meta:name="Info 4"/>
  </office:meta>
</office:document-meta>
</file>